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2f2f2" draw:opacity="50%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e6e6e6" draw:opacity="50%"/>
    </style:style>
    <style:style style:name="gr5" style:family="graphic" style:parent-style-name="standard">
      <style:graphic-properties draw:stroke="solid" svg:stroke-width="0.035cm" svg:stroke-color="#e6e6e6" svg:stroke-opacity="50%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ececec" draw:opacity="50%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solid" draw:fill-color="#103c5a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solid" draw:fill-color="#1f77b4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solid" draw:fill-color="#134a71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000000" draw:stroke-linejoin="round" svg:stroke-linecap="butt" draw:fill="solid" draw:fill-color="#804007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solid" draw:fill-color="#ff7f0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000000" draw:stroke-linejoin="round" svg:stroke-linecap="butt" draw:fill="solid" draw:fill-color="#9f4f09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000000" draw:stroke-linejoin="round" svg:stroke-linecap="butt" draw:fill="solid" draw:fill-color="#165016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000000" draw:stroke-linejoin="round" svg:stroke-linecap="butt" draw:fill="solid" draw:fill-color="#2ca02c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000000" draw:stroke-linejoin="round" svg:stroke-linecap="butt" draw:fill="solid" draw:fill-color="#1c641c" fo:padding-top="0.017cm" fo:padding-bottom="0.017cm" fo:padding-left="0.017cm" fo:padding-right="0.017cm"/>
    </style:style>
    <style:style style:name="P1" style:family="paragraph">
      <loext:graphic-properties draw:fill="solid" draw:fill-color="#ffffff"/>
      <style:text-properties style:font-name="Arial" fo:font-size="20pt"/>
    </style:style>
    <style:style style:name="P2" style:family="paragraph">
      <loext:graphic-properties draw:fill="solid" draw:fill-color="#f2f2f2" draw:opacity="50%"/>
      <style:text-properties style:font-name="Arial" fo:font-size="20pt"/>
    </style:style>
    <style:style style:name="P3" style:family="paragraph">
      <loext:graphic-properties draw:fill="none"/>
      <style:text-properties style:font-name="Arial" fo:font-size="20pt"/>
    </style:style>
    <style:style style:name="P4" style:family="paragraph">
      <loext:graphic-properties draw:fill="solid" draw:fill-color="#e6e6e6" draw:opacity="50%"/>
      <style:text-properties style:font-name="Arial" fo:font-size="20pt"/>
    </style:style>
    <style:style style:name="P5" style:family="paragraph">
      <loext:graphic-properties draw:fill="solid" draw:fill-color="#ececec" draw:opacity="50%"/>
      <style:text-properties style:font-name="Arial" fo:font-size="20pt"/>
    </style:style>
    <style:style style:name="P6" style:family="paragraph">
      <style:paragraph-properties fo:text-align="start" style:writing-mode="lr-tb"/>
      <style:text-properties style:font-name="Arial" fo:font-size="20pt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20pt" style:font-size-asian="20pt" style:font-size-complex="20pt"/>
    </style:style>
    <style:style style:name="P8" style:family="paragraph">
      <loext:graphic-properties draw:fill="solid" draw:fill-color="#103c5a"/>
      <style:text-properties style:font-name="Arial" fo:font-size="20pt"/>
    </style:style>
    <style:style style:name="P9" style:family="paragraph">
      <loext:graphic-properties draw:fill="solid" draw:fill-color="#1f77b4"/>
      <style:text-properties style:font-name="Arial" fo:font-size="20pt"/>
    </style:style>
    <style:style style:name="P10" style:family="paragraph">
      <loext:graphic-properties draw:fill="solid" draw:fill-color="#134a71"/>
      <style:text-properties style:font-name="Arial" fo:font-size="20pt"/>
    </style:style>
    <style:style style:name="P11" style:family="paragraph">
      <loext:graphic-properties draw:fill="solid" draw:fill-color="#804007"/>
      <style:text-properties style:font-name="Arial" fo:font-size="20pt"/>
    </style:style>
    <style:style style:name="P12" style:family="paragraph">
      <loext:graphic-properties draw:fill="solid" draw:fill-color="#ff7f0e"/>
      <style:text-properties style:font-name="Arial" fo:font-size="20pt"/>
    </style:style>
    <style:style style:name="P13" style:family="paragraph">
      <loext:graphic-properties draw:fill="solid" draw:fill-color="#9f4f09"/>
      <style:text-properties style:font-name="Arial" fo:font-size="20pt"/>
    </style:style>
    <style:style style:name="P14" style:family="paragraph">
      <loext:graphic-properties draw:fill="solid" draw:fill-color="#165016"/>
      <style:text-properties style:font-name="Arial" fo:font-size="20pt"/>
    </style:style>
    <style:style style:name="P15" style:family="paragraph">
      <loext:graphic-properties draw:fill="solid" draw:fill-color="#2ca02c"/>
      <style:text-properties style:font-name="Arial" fo:font-size="20pt"/>
    </style:style>
    <style:style style:name="P16" style:family="paragraph">
      <loext:graphic-properties draw:fill="solid" draw:fill-color="#1c641c"/>
      <style:text-properties style:font-name="Arial" fo:font-size="20pt"/>
    </style:style>
    <style:style style:name="T1" style:family="text">
      <style:text-properties fo:color="#000000" style:font-size-asian="20pt" style:font-name-complex="DejaVu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8.1cm" svg:height="7.62cm" svg:x="0cm" svg:y="0cm" svg:viewBox="0 0 38101 7621" draw:points="0,7621 38101,7621 38101,0 0,0">
          <text:p/>
        </draw:polygon>
        <draw:polygon draw:style-name="gr1" draw:text-style-name="P1" draw:layer="layout" svg:width="6.403cm" svg:height="6.672cm" svg:x="0.759cm" svg:y="0.478cm" svg:viewBox="0 0 6404 6673" draw:points="0,6673 6404,6673 6404,0 0,0">
          <text:p/>
        </draw:polygon>
        <draw:polygon draw:style-name="gr2" draw:text-style-name="P2" draw:layer="layout" svg:width="1.965cm" svg:height="4.761cm" svg:x="1.475cm" svg:y="0.914cm" svg:viewBox="0 0 1966 4762" draw:points="133,4762 1966,3127 1936,0 0,1471">
          <text:p/>
        </draw:polygon>
        <draw:polyline draw:style-name="gr3" draw:text-style-name="P3" draw:layer="layout" svg:width="1.965cm" svg:height="4.761cm" svg:x="1.475cm" svg:y="0.914cm" svg:viewBox="0 0 1966 4762" draw:points="133,4762 1966,3127 1936,0 0,1471">
          <text:p/>
        </draw:polyline>
        <draw:polygon draw:style-name="gr4" draw:text-style-name="P4" draw:layer="layout" svg:width="3.123cm" svg:height="4.04cm" svg:x="3.41cm" svg:y="0.914cm" svg:viewBox="0 0 3124 4041" draw:points="30,3127 3000,4041 3124,821 0,0">
          <text:p/>
        </draw:polygon>
        <draw:polyline draw:style-name="gr5" draw:text-style-name="P3" draw:layer="layout" svg:width="3.123cm" svg:height="4.04cm" svg:x="3.41cm" svg:y="0.914cm" svg:viewBox="0 0 3124 4041" draw:points="30,3127 3000,4041 3124,821 0,0">
          <text:p/>
        </draw:polyline>
        <draw:polygon draw:style-name="gr6" draw:text-style-name="P5" draw:layer="layout" svg:width="4.801cm" svg:height="2.7cm" svg:x="1.608cm" svg:y="4.04cm" svg:viewBox="0 0 4802 2701" draw:points="0,1636 3124,2701 4802,915 1833,0">
          <text:p/>
        </draw:polygon>
        <draw:polyline draw:style-name="gr7" draw:text-style-name="P3" draw:layer="layout" svg:width="4.801cm" svg:height="2.7cm" svg:x="1.608cm" svg:y="4.04cm" svg:viewBox="0 0 4802 2701" draw:points="0,1636 3124,2701 4802,915 1833,0">
          <text:p/>
        </draw:polyline>
        <draw:line draw:style-name="gr8" draw:text-style-name="P3" draw:layer="layout" svg:x1="1.608cm" svg:y1="5.675cm" svg:x2="4.732cm" svg:y2="6.741cm">
          <text:p/>
        </draw:line>
        <draw:polyline draw:style-name="gr9" draw:text-style-name="P3" draw:layer="layout" svg:width="1.808cm" svg:height="4.803cm" svg:x="2.149cm" svg:y="1.057cm" svg:viewBox="0 0 1809 4804" draw:points="0,4804 1809,3143 1804,0">
          <text:p/>
        </draw:polyline>
        <draw:polyline draw:style-name="gr9" draw:text-style-name="P3" draw:layer="layout" svg:width="1.803cm" svg:height="4.881cm" svg:x="3.134cm" svg:y="1.315cm" svg:viewBox="0 0 1804 4882" draw:points="0,4882 1760,3173 1804,0">
          <text:p/>
        </draw:polyline>
        <draw:polyline draw:style-name="gr9" draw:text-style-name="P3" draw:layer="layout" svg:width="1.802cm" svg:height="4.96cm" svg:x="4.148cm" svg:y="1.581cm" svg:viewBox="0 0 1803 4961" draw:points="0,4961 1709,3204 1803,0">
          <text:p/>
        </draw:polyline>
        <draw:line draw:style-name="gr8" draw:text-style-name="P3" draw:layer="layout" svg:x1="2.166cm" svg:y1="5.846cm" svg:x2="2.118cm" svg:y2="5.89cm">
          <text:p/>
        </draw:line>
        <draw:line draw:style-name="gr8" draw:text-style-name="P3" draw:layer="layout" svg:x1="3.15cm" svg:y1="6.181cm" svg:x2="3.103cm" svg:y2="6.226cm">
          <text:p/>
        </draw:line>
        <draw:frame draw:style-name="gr10" draw:text-style-name="P7" draw:layer="layout" svg:width="0.705cm" svg:height="0.788cm" svg:x="1.94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4.163cm" svg:y1="6.526cm" svg:x2="4.118cm" svg:y2="6.573cm">
          <text:p/>
        </draw:line>
        <draw:frame draw:style-name="gr10" draw:text-style-name="P7" draw:layer="layout" svg:width="0.705cm" svg:height="0.788cm" svg:x="2.838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6.41cm" svg:y1="4.954cm" svg:x2="4.731cm" svg:y2="6.741cm">
          <text:p/>
        </draw:line>
        <draw:polyline draw:style-name="gr9" draw:text-style-name="P3" draw:layer="layout" svg:width="3.207cm" svg:height="4.296cm" svg:x="1.846cm" svg:y="2.102cm" svg:viewBox="0 0 3208 4297" draw:points="0,0 112,3262 3208,4297">
          <text:p/>
        </draw:polyline>
        <draw:polyline draw:style-name="gr9" draw:text-style-name="P3" draw:layer="layout" svg:width="3.123cm" svg:height="4.193cm" svg:x="2.48cm" svg:y="1.62cm" svg:viewBox="0 0 3124 4194" draw:points="0,0 78,3208 3124,4194">
          <text:p/>
        </draw:polyline>
        <draw:polyline draw:style-name="gr9" draw:text-style-name="P3" draw:layer="layout" svg:width="3.042cm" svg:height="4.094cm" svg:x="3.084cm" svg:y="1.162cm" svg:viewBox="0 0 3043 4095" draw:points="0,0 46,3156 3043,4095">
          <text:p/>
        </draw:polyline>
        <draw:line draw:style-name="gr8" draw:text-style-name="P3" draw:layer="layout" svg:x1="5.027cm" svg:y1="6.389cm" svg:x2="5.106cm" svg:y2="6.416cm">
          <text:p/>
        </draw:line>
        <draw:frame draw:style-name="gr10" draw:text-style-name="P7" draw:layer="layout" svg:width="0.705cm" svg:height="0.788cm" svg:x="3.87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5.577cm" svg:y1="5.804cm" svg:x2="5.655cm" svg:y2="5.83cm">
          <text:p/>
        </draw:line>
        <draw:frame draw:style-name="gr10" draw:text-style-name="P7" draw:layer="layout" svg:width="0.705cm" svg:height="0.788cm" svg:x="5.1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6.101cm" svg:y1="5.248cm" svg:x2="6.177cm" svg:y2="5.272cm">
          <text:p/>
        </draw:line>
        <draw:frame draw:style-name="gr10" draw:text-style-name="P7" draw:layer="layout" svg:width="0.705cm" svg:height="0.788cm" svg:x="5.561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6.409cm" svg:y1="4.955cm" svg:x2="6.534cm" svg:y2="1.735cm">
          <text:p/>
        </draw:line>
        <draw:polyline draw:style-name="gr9" draw:text-style-name="P3" draw:layer="layout" svg:width="4.807cm" svg:height="1.633cm" svg:x="1.605cm" svg:y="3.98cm" svg:viewBox="0 0 4808 1634" draw:points="4808,914 1836,0 0,1634">
          <text:p/>
        </draw:polyline>
        <draw:polyline draw:style-name="gr9" draw:text-style-name="P3" draw:layer="layout" svg:width="4.853cm" svg:height="1.603cm" svg:x="1.581cm" svg:y="3.403cm" svg:viewBox="0 0 4854 1604" draw:points="4854,897 1854,0 0,1604">
          <text:p/>
        </draw:polyline>
        <draw:polyline draw:style-name="gr9" draw:text-style-name="P3" draw:layer="layout" svg:width="4.902cm" svg:height="1.573cm" svg:x="1.556cm" svg:y="2.814cm" svg:viewBox="0 0 4903 1574" draw:points="4903,879 1874,0 0,1574">
          <text:p/>
        </draw:polyline>
        <draw:polyline draw:style-name="gr9" draw:text-style-name="P3" draw:layer="layout" svg:width="4.952cm" svg:height="1.542cm" svg:x="1.53cm" svg:y="2.214cm" svg:viewBox="0 0 4953 1543" draw:points="4953,862 1894,0 0,1543">
          <text:p/>
        </draw:polyline>
        <draw:polyline draw:style-name="gr9" draw:text-style-name="P3" draw:layer="layout" svg:width="5.002cm" svg:height="1.508cm" svg:x="1.504cm" svg:y="1.603cm" svg:viewBox="0 0 5003 1509" draw:points="5003,843 1914,0 0,1509">
          <text:p/>
        </draw:polyline>
        <draw:polyline draw:style-name="gr9" draw:text-style-name="P3" draw:layer="layout" svg:width="5.053cm" svg:height="1.473cm" svg:x="1.478cm" svg:y="0.98cm" svg:viewBox="0 0 5054 1474" draw:points="5054,822 1934,0 0,1474">
          <text:p/>
        </draw:polyline>
        <draw:line draw:style-name="gr8" draw:text-style-name="P3" draw:layer="layout" svg:x1="6.387cm" svg:y1="4.885cm" svg:x2="6.462cm" svg:y2="4.909cm">
          <text:p/>
        </draw:line>
        <draw:frame draw:style-name="gr10" draw:text-style-name="P7" draw:layer="layout" svg:width="0.705cm" svg:height="0.788cm" svg:x="6.099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6.409cm" svg:y1="4.291cm" svg:x2="6.486cm" svg:y2="4.315cm">
          <text:p/>
        </draw:line>
        <draw:line draw:style-name="gr8" draw:text-style-name="P3" draw:layer="layout" svg:x1="6.433cm" svg:y1="3.686cm" svg:x2="6.509cm" svg:y2="3.709cm">
          <text:p/>
        </draw:line>
        <draw:line draw:style-name="gr8" draw:text-style-name="P3" draw:layer="layout" svg:x1="6.456cm" svg:y1="3.068cm" svg:x2="6.534cm" svg:y2="3.091cm">
          <text:p/>
        </draw:line>
        <draw:line draw:style-name="gr8" draw:text-style-name="P3" draw:layer="layout" svg:x1="6.48cm" svg:y1="2.438cm" svg:x2="6.559cm" svg:y2="2.46cm">
          <text:p/>
        </draw:line>
        <draw:line draw:style-name="gr8" draw:text-style-name="P3" draw:layer="layout" svg:x1="6.505cm" svg:y1="1.795cm" svg:x2="6.584cm" svg:y2="1.817cm">
          <text:p/>
        </draw:line>
        <draw:frame draw:style-name="gr10" draw:text-style-name="P7" draw:layer="layout" svg:width="0.984cm" svg:height="0.788cm" svg:x="6.42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33cm" svg:x="3.353cm" svg:y="4.123cm" svg:viewBox="0 0 742 234" draw:points="0,3 742,234 742,230 0,0">
          <text:p/>
        </draw:polygon>
        <draw:polygon draw:style-name="gr12" draw:text-style-name="P9" draw:layer="layout" svg:width="0.449cm" svg:height="0.404cm" svg:x="2.904cm" svg:y="4.123cm" svg:viewBox="0 0 450 405" draw:points="0,405 450,3 450,0 0,402">
          <text:p/>
        </draw:polygon>
        <draw:polygon draw:style-name="gr13" draw:text-style-name="P10" draw:layer="layout" svg:width="1.19cm" svg:height="0.639cm" svg:x="2.904cm" svg:y="4.126cm" svg:viewBox="0 0 1191 640" draw:points="0,402 752,640 1191,231 450,0">
          <text:p/>
        </draw:polygon>
        <draw:polygon draw:style-name="gr13" draw:text-style-name="P10" draw:layer="layout" svg:width="1.19cm" svg:height="0.639cm" svg:x="2.904cm" svg:y="4.123cm" svg:viewBox="0 0 1191 640" draw:points="0,402 752,640 1191,230 450,0">
          <text:p/>
        </draw:polygon>
        <draw:polygon draw:style-name="gr12" draw:text-style-name="P9" draw:layer="layout" svg:width="0.439cm" svg:height="0.413cm" svg:x="3.655cm" svg:y="4.352cm" svg:viewBox="0 0 440 414" draw:points="0,414 440,4 440,0 0,411">
          <text:p/>
        </draw:polygon>
        <draw:polygon draw:style-name="gr11" draw:text-style-name="P8" draw:layer="layout" svg:width="0.751cm" svg:height="0.241cm" svg:x="2.904cm" svg:y="4.524cm" svg:viewBox="0 0 752 242" draw:points="0,3 752,242 752,239 0,0">
          <text:p/>
        </draw:polygon>
        <draw:polygon draw:style-name="gr11" draw:text-style-name="P8" draw:layer="layout" svg:width="0.758cm" svg:height="0.489cm" svg:x="2.784cm" svg:y="4.381cm" svg:viewBox="0 0 759 490" draw:points="6,248 759,490 757,238 0,0">
          <text:p/>
        </draw:polygon>
        <draw:polygon draw:style-name="gr12" draw:text-style-name="P9" draw:layer="layout" svg:width="0.478cm" svg:height="0.669cm" svg:x="2.312cm" svg:y="4.381cm" svg:viewBox="0 0 479 670" draw:points="7,670 479,248 473,0 0,417">
          <text:p/>
        </draw:polygon>
        <draw:polygon draw:style-name="gr13" draw:text-style-name="P10" draw:layer="layout" svg:width="1.223cm" svg:height="0.671cm" svg:x="2.319cm" svg:y="4.629cm" svg:viewBox="0 0 1224 672" draw:points="0,422 763,672 1224,241 471,0">
          <text:p/>
        </draw:polygon>
        <draw:polygon draw:style-name="gr13" draw:text-style-name="P10" draw:layer="layout" svg:width="1.228cm" svg:height="0.665cm" svg:x="2.312cm" svg:y="4.381cm" svg:viewBox="0 0 1229 666" draw:points="0,417 766,666 1229,238 472,0">
          <text:p/>
        </draw:polygon>
        <draw:polygon draw:style-name="gr12" draw:text-style-name="P9" draw:layer="layout" svg:width="0.465cm" svg:height="0.681cm" svg:x="3.077cm" svg:y="4.619cm" svg:viewBox="0 0 466 682" draw:points="4,682 466,251 464,0 0,427">
          <text:p/>
        </draw:polygon>
        <draw:polygon draw:style-name="gr11" draw:text-style-name="P8" draw:layer="layout" svg:width="0.769cm" svg:height="0.502cm" svg:x="2.312cm" svg:y="4.798cm" svg:viewBox="0 0 770 503" draw:points="7,252 770,503 766,248 0,0">
          <text:p/>
        </draw:polygon>
        <draw:polygon draw:style-name="gr13" draw:text-style-name="P10" draw:layer="layout" svg:width="1.258cm" svg:height="0.704cm" svg:x="1.705cm" svg:y="5.157cm" svg:viewBox="0 0 1259 705" draw:points="0,442 775,705 1259,254 494,0">
          <text:p/>
        </draw:polygon>
        <draw:polygon draw:style-name="gr11" draw:text-style-name="P8" draw:layer="layout" svg:width="0.85cm" svg:height="3.089cm" svg:x="2.113cm" svg:y="2.321cm" svg:viewBox="0 0 851 3090" draw:points="86,2837 851,3090 800,231 0,0">
          <text:p/>
        </draw:polygon>
        <draw:polygon draw:style-name="gr12" draw:text-style-name="P9" draw:layer="layout" svg:width="0.605cm" svg:height="3.277cm" svg:x="1.593cm" svg:y="2.321cm" svg:viewBox="0 0 606 3278" draw:points="112,3278 606,2837 520,0 0,403">
          <text:p/>
        </draw:polygon>
        <draw:polygon draw:style-name="gr12" draw:text-style-name="P9" draw:layer="layout" svg:width="0.56cm" svg:height="3.309cm" svg:x="2.403cm" svg:y="2.552cm" svg:viewBox="0 0 561 3310" draw:points="76,3310 561,2859 510,0 0,413">
          <text:p/>
        </draw:polygon>
        <draw:polygon draw:style-name="gr11" draw:text-style-name="P8" draw:layer="layout" svg:width="0.886cm" svg:height="3.137cm" svg:x="1.593cm" svg:y="2.724cm" svg:viewBox="0 0 887 3138" draw:points="112,2875 887,3138 811,241 0,0">
          <text:p/>
        </draw:polygon>
        <draw:polygon draw:style-name="gr13" draw:text-style-name="P10" draw:layer="layout" svg:width="1.319cm" svg:height="0.644cm" svg:x="1.593cm" svg:y="2.321cm" svg:viewBox="0 0 1320 645" draw:points="0,403 811,645 1320,231 521,0">
          <text:p/>
        </draw:polygon>
        <draw:polygon draw:style-name="gr14" draw:text-style-name="P11" draw:layer="layout" svg:width="0.762cm" svg:height="0.247cm" svg:x="4.282cm" svg:y="4.403cm" svg:viewBox="0 0 763 248" draw:points="0,11 763,248 763,237 0,0">
          <text:p/>
        </draw:polygon>
        <draw:polygon draw:style-name="gr15" draw:text-style-name="P12" draw:layer="layout" svg:width="0.437cm" svg:height="0.423cm" svg:x="3.845cm" svg:y="4.403cm" svg:viewBox="0 0 438 424" draw:points="0,424 438,11 438,0 0,413">
          <text:p/>
        </draw:polygon>
        <draw:polygon draw:style-name="gr16" draw:text-style-name="P13" draw:layer="layout" svg:width="1.199cm" svg:height="0.657cm" svg:x="3.845cm" svg:y="4.414cm" svg:viewBox="0 0 1200 658" draw:points="0,412 772,658 1200,236 438,0">
          <text:p/>
        </draw:polygon>
        <draw:polygon draw:style-name="gr16" draw:text-style-name="P13" draw:layer="layout" svg:width="1.199cm" svg:height="0.657cm" svg:x="3.845cm" svg:y="4.403cm" svg:viewBox="0 0 1200 658" draw:points="0,412 773,658 1200,236 438,0">
          <text:p/>
        </draw:polygon>
        <draw:polygon draw:style-name="gr15" draw:text-style-name="P12" draw:layer="layout" svg:width="0.428cm" svg:height="0.432cm" svg:x="4.616cm" svg:y="4.639cm" svg:viewBox="0 0 429 433" draw:points="0,433 429,11 429,0 1,422">
          <text:p/>
        </draw:polygon>
        <draw:polygon draw:style-name="gr14" draw:text-style-name="P11" draw:layer="layout" svg:width="0.772cm" svg:height="0.256cm" svg:x="3.845cm" svg:y="4.815cm" svg:viewBox="0 0 773 257" draw:points="0,11 772,257 773,246 0,0">
          <text:p/>
        </draw:polygon>
        <draw:polygon draw:style-name="gr16" draw:text-style-name="P13" draw:layer="layout" svg:width="1.233cm" svg:height="0.689cm" svg:x="3.274cm" svg:y="4.931cm" svg:viewBox="0 0 1234 690" draw:points="0,433 784,690 1234,248 459,0">
          <text:p/>
        </draw:polygon>
        <draw:polygon draw:style-name="gr14" draw:text-style-name="P11" draw:layer="layout" svg:width="0.809cm" svg:height="2.958cm" svg:x="3.719cm" svg:y="2.22cm" svg:viewBox="0 0 810 2959" draw:points="14,2712 789,2959 810,226 0,0">
          <text:p/>
        </draw:polygon>
        <draw:polygon draw:style-name="gr15" draw:text-style-name="P12" draw:layer="layout" svg:width="0.494cm" svg:height="3.143cm" svg:x="3.239cm" svg:y="2.22cm" svg:viewBox="0 0 495 3144" draw:points="35,3144 495,2712 481,0 0,396">
          <text:p/>
        </draw:polygon>
        <draw:polygon draw:style-name="gr14" draw:text-style-name="P11" draw:layer="layout" svg:width="0.791cm" svg:height="0.605cm" svg:x="3.152cm" svg:y="5.128cm" svg:viewBox="0 0 792 606" draw:points="5,347 792,606 792,258 0,0">
          <text:p/>
        </draw:polygon>
        <draw:polygon draw:style-name="gr15" draw:text-style-name="P12" draw:layer="layout" svg:width="0.49cm" svg:height="0.799cm" svg:x="2.667cm" svg:y="5.128cm" svg:viewBox="0 0 491 800" draw:points="8,800 491,347 486,0 0,450">
          <text:p/>
        </draw:polygon>
        <draw:polygon draw:style-name="gr16" draw:text-style-name="P13" draw:layer="layout" svg:width="1.268cm" svg:height="0.724cm" svg:x="2.675cm" svg:y="5.474cm" svg:viewBox="0 0 1269 725" draw:points="0,453 798,725 1269,259 482,0">
          <text:p/>
        </draw:polygon>
        <draw:polygon draw:style-name="gr15" draw:text-style-name="P12" draw:layer="layout" svg:width="0.47cm" svg:height="3.174cm" svg:x="4.058cm" svg:y="2.446cm" svg:viewBox="0 0 471 3175" draw:points="0,3175 450,2733 471,0 1,406">
          <text:p/>
        </draw:polygon>
        <draw:polygon draw:style-name="gr16" draw:text-style-name="P13" draw:layer="layout" svg:width="1.276cm" svg:height="0.717cm" svg:x="2.667cm" svg:y="5.128cm" svg:viewBox="0 0 1277 718" draw:points="0,450 803,718 1277,258 485,0">
          <text:p/>
        </draw:polygon>
        <draw:polygon draw:style-name="gr14" draw:text-style-name="P11" draw:layer="layout" svg:width="0.82cm" svg:height="3.004cm" svg:x="3.239cm" svg:y="2.616cm" svg:viewBox="0 0 821 3005" draw:points="35,2748 820,3005 821,236 0,0">
          <text:p/>
        </draw:polygon>
        <draw:polygon draw:style-name="gr15" draw:text-style-name="P12" draw:layer="layout" svg:width="0.474cm" svg:height="0.813cm" svg:x="3.469cm" svg:y="5.385cm" svg:viewBox="0 0 475 814" draw:points="3,814 475,348 475,0 0,460">
          <text:p/>
        </draw:polygon>
        <draw:polygon draw:style-name="gr14" draw:text-style-name="P11" draw:layer="layout" svg:width="0.805cm" svg:height="0.621cm" svg:x="2.667cm" svg:y="5.577cm" svg:viewBox="0 0 806 622" draw:points="8,351 806,622 803,268 0,0">
          <text:p/>
        </draw:polygon>
        <draw:polygon draw:style-name="gr16" draw:text-style-name="P13" draw:layer="layout" svg:width="1.289cm" svg:height="0.632cm" svg:x="3.239cm" svg:y="2.22cm" svg:viewBox="0 0 1290 633" draw:points="0,396 820,633 1290,226 480,0">
          <text:p/>
        </draw:polygon>
        <draw:polygon draw:style-name="gr17" draw:text-style-name="P14" draw:layer="layout" svg:width="0.783cm" svg:height="0.27cm" svg:x="5.237cm" svg:y="4.682cm" svg:viewBox="0 0 784 271" draw:points="0,28 784,271 784,243 0,0">
          <text:p/>
        </draw:polygon>
        <draw:polygon draw:style-name="gr18" draw:text-style-name="P15" draw:layer="layout" svg:width="0.425cm" svg:height="0.451cm" svg:x="4.812cm" svg:y="4.682cm" svg:viewBox="0 0 426 452" draw:points="0,452 426,27 426,0 0,424">
          <text:p/>
        </draw:polygon>
        <draw:polygon draw:style-name="gr19" draw:text-style-name="P16" draw:layer="layout" svg:width="1.208cm" svg:height="0.676cm" svg:x="4.812cm" svg:y="4.709cm" svg:viewBox="0 0 1209 677" draw:points="0,425 794,677 1209,243 425,0">
          <text:p/>
        </draw:polygon>
        <draw:polygon draw:style-name="gr19" draw:text-style-name="P16" draw:layer="layout" svg:width="1.208cm" svg:height="0.675cm" svg:x="4.812cm" svg:y="4.682cm" svg:viewBox="0 0 1209 676" draw:points="0,424 795,676 1209,242 425,0">
          <text:p/>
        </draw:polygon>
        <draw:polygon draw:style-name="gr18" draw:text-style-name="P15" draw:layer="layout" svg:width="0.415cm" svg:height="0.461cm" svg:x="5.605cm" svg:y="4.924cm" svg:viewBox="0 0 416 462" draw:points="0,462 416,28 416,0 1,434">
          <text:p/>
        </draw:polygon>
        <draw:polygon draw:style-name="gr17" draw:text-style-name="P14" draw:layer="layout" svg:width="0.794cm" svg:height="0.28cm" svg:x="4.812cm" svg:y="5.105cm" svg:viewBox="0 0 795 281" draw:points="0,28 794,281 795,253 0,0">
          <text:p/>
        </draw:polygon>
        <draw:polygon draw:style-name="gr17" draw:text-style-name="P14" draw:layer="layout" svg:width="0.8cm" svg:height="0.423cm" svg:x="4.703cm" svg:y="5.072cm" svg:viewBox="0 0 801 424" draw:points="0,169 797,424 801,254 2,0">
          <text:p/>
        </draw:polygon>
        <draw:polygon draw:style-name="gr18" draw:text-style-name="P15" draw:layer="layout" svg:width="0.448cm" svg:height="0.613cm" svg:x="4.257cm" svg:y="5.072cm" svg:viewBox="0 0 449 614" draw:points="0,614 447,170 449,0 1,443">
          <text:p/>
        </draw:polygon>
        <draw:polygon draw:style-name="gr19" draw:text-style-name="P16" draw:layer="layout" svg:width="1.242cm" svg:height="0.709cm" svg:x="4.257cm" svg:y="5.241cm" svg:viewBox="0 0 1243 710" draw:points="0,445 808,710 1243,255 447,0">
          <text:p/>
        </draw:polygon>
        <draw:polygon draw:style-name="gr19" draw:text-style-name="P16" draw:layer="layout" svg:width="1.245cm" svg:height="0.705cm" svg:x="4.258cm" svg:y="5.072cm" svg:viewBox="0 0 1246 706" draw:points="0,443 810,706 1246,254 448,0">
          <text:p/>
        </draw:polygon>
        <draw:polygon draw:style-name="gr18" draw:text-style-name="P15" draw:layer="layout" svg:width="0.439cm" svg:height="0.625cm" svg:x="5.064cm" svg:y="5.325cm" svg:viewBox="0 0 440 626" draw:points="0,626 436,170 440,0 3,452">
          <text:p/>
        </draw:polygon>
        <draw:polygon draw:style-name="gr17" draw:text-style-name="P14" draw:layer="layout" svg:width="0.81cm" svg:height="0.436cm" svg:x="4.257cm" svg:y="5.514cm" svg:viewBox="0 0 811 437" draw:points="0,171 808,437 811,263 1,0">
          <text:p/>
        </draw:polygon>
        <draw:polygon draw:style-name="gr19" draw:text-style-name="P16" draw:layer="layout" svg:width="1.278cm" svg:height="0.746cm" svg:x="3.674cm" svg:y="5.799cm" svg:viewBox="0 0 1279 747" draw:points="0,467 822,747 1279,268 469,0">
          <text:p/>
        </draw:polygon>
        <draw:polygon draw:style-name="gr17" draw:text-style-name="P14" draw:layer="layout" svg:width="0.854cm" svg:height="3.224cm" svg:x="4.143cm" svg:y="2.843cm" svg:viewBox="0 0 855 3225" draw:points="0,2957 810,3225 855,244 5,0">
          <text:p/>
        </draw:polygon>
        <draw:polygon draw:style-name="gr18" draw:text-style-name="P15" draw:layer="layout" svg:width="0.493cm" svg:height="3.423cm" svg:x="3.655cm" svg:y="2.843cm" svg:viewBox="0 0 494 3424" draw:points="19,3424 489,2957 494,0 0,427">
          <text:p/>
        </draw:polygon>
        <draw:polygon draw:style-name="gr18" draw:text-style-name="P15" draw:layer="layout" svg:width="0.502cm" svg:height="3.458cm" svg:x="4.495cm" svg:y="3.087cm" svg:viewBox="0 0 503 3459" draw:points="0,3459 458,2981 503,0 22,438">
          <text:p/>
        </draw:polygon>
        <draw:polygon draw:style-name="gr17" draw:text-style-name="P14" draw:layer="layout" svg:width="0.862cm" svg:height="3.275cm" svg:x="3.655cm" svg:y="3.27cm" svg:viewBox="0 0 863 3276" draw:points="19,2997 841,3276 863,255 0,0">
          <text:p/>
        </draw:polygon>
        <draw:polygon draw:style-name="gr19" draw:text-style-name="P16" draw:layer="layout" svg:width="1.342cm" svg:height="0.682cm" svg:x="3.655cm" svg:y="2.843cm" svg:viewBox="0 0 1343 683" draw:points="0,428 862,683 1343,245 493,0">
          <text:p/>
        </draw:polygon>
        <draw:polygon draw:style-name="gr1" draw:text-style-name="P1" draw:layer="layout" svg:width="6.404cm" svg:height="6.672cm" svg:x="8.303cm" svg:y="0.478cm" svg:viewBox="0 0 6405 6673" draw:points="0,6673 6405,6673 6405,0 0,0">
          <text:p/>
        </draw:polygon>
        <draw:polygon draw:style-name="gr2" draw:text-style-name="P2" draw:layer="layout" svg:width="1.965cm" svg:height="4.761cm" svg:x="9.02cm" svg:y="0.914cm" svg:viewBox="0 0 1966 4762" draw:points="132,4762 1966,3127 1935,0 0,1471">
          <text:p/>
        </draw:polygon>
        <draw:polyline draw:style-name="gr3" draw:text-style-name="P3" draw:layer="layout" svg:width="1.965cm" svg:height="4.761cm" svg:x="9.02cm" svg:y="0.914cm" svg:viewBox="0 0 1966 4762" draw:points="132,4762 1966,3127 1935,0 0,1471">
          <text:p/>
        </draw:polyline>
        <draw:polygon draw:style-name="gr4" draw:text-style-name="P4" draw:layer="layout" svg:width="3.124cm" svg:height="4.04cm" svg:x="10.954cm" svg:y="0.914cm" svg:viewBox="0 0 3125 4041" draw:points="31,3127 3000,4041 3125,821 0,0">
          <text:p/>
        </draw:polygon>
        <draw:polyline draw:style-name="gr5" draw:text-style-name="P3" draw:layer="layout" svg:width="3.124cm" svg:height="4.04cm" svg:x="10.954cm" svg:y="0.914cm" svg:viewBox="0 0 3125 4041" draw:points="31,3127 3000,4041 3125,821 0,0">
          <text:p/>
        </draw:polyline>
        <draw:polygon draw:style-name="gr6" draw:text-style-name="P5" draw:layer="layout" svg:width="4.802cm" svg:height="2.7cm" svg:x="9.152cm" svg:y="4.04cm" svg:viewBox="0 0 4803 2701" draw:points="0,1636 3125,2701 4803,915 1833,0">
          <text:p/>
        </draw:polygon>
        <draw:polyline draw:style-name="gr7" draw:text-style-name="P3" draw:layer="layout" svg:width="4.802cm" svg:height="2.7cm" svg:x="9.152cm" svg:y="4.04cm" svg:viewBox="0 0 4803 2701" draw:points="0,1636 3125,2701 4803,915 1833,0">
          <text:p/>
        </draw:polyline>
        <draw:line draw:style-name="gr8" draw:text-style-name="P3" draw:layer="layout" svg:x1="9.152cm" svg:y1="5.675cm" svg:x2="12.277cm" svg:y2="6.741cm">
          <text:p/>
        </draw:line>
        <draw:polyline draw:style-name="gr9" draw:text-style-name="P3" draw:layer="layout" svg:width="1.807cm" svg:height="4.803cm" svg:x="9.694cm" svg:y="1.057cm" svg:viewBox="0 0 1808 4804" draw:points="0,4804 1808,3143 1803,0">
          <text:p/>
        </draw:polyline>
        <draw:polyline draw:style-name="gr9" draw:text-style-name="P3" draw:layer="layout" svg:width="1.803cm" svg:height="4.881cm" svg:x="10.678cm" svg:y="1.315cm" svg:viewBox="0 0 1804 4882" draw:points="0,4882 1761,3173 1804,0">
          <text:p/>
        </draw:polyline>
        <draw:polyline draw:style-name="gr9" draw:text-style-name="P3" draw:layer="layout" svg:width="1.803cm" svg:height="4.96cm" svg:x="11.692cm" svg:y="1.581cm" svg:viewBox="0 0 1804 4961" draw:points="0,4961 1709,3204 1804,0">
          <text:p/>
        </draw:polyline>
        <draw:line draw:style-name="gr8" draw:text-style-name="P3" draw:layer="layout" svg:x1="9.71cm" svg:y1="5.846cm" svg:x2="9.663cm" svg:y2="5.89cm">
          <text:p/>
        </draw:line>
        <draw:frame draw:style-name="gr10" draw:text-style-name="P7" draw:layer="layout" svg:width="0.984cm" svg:height="0.788cm" svg:x="6.554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10.695cm" svg:y1="6.181cm" svg:x2="10.648cm" svg:y2="6.226cm">
          <text:p/>
        </draw:line>
        <draw:frame draw:style-name="gr10" draw:text-style-name="P7" draw:layer="layout" svg:width="0.705cm" svg:height="0.788cm" svg:x="9.485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11.708cm" svg:y1="6.526cm" svg:x2="11.663cm" svg:y2="6.573cm">
          <text:p/>
        </draw:line>
        <draw:frame draw:style-name="gr10" draw:text-style-name="P7" draw:layer="layout" svg:width="0.705cm" svg:height="0.788cm" svg:x="10.382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13.955cm" svg:y1="4.954cm" svg:x2="12.276cm" svg:y2="6.741cm">
          <text:p/>
        </draw:line>
        <draw:polyline draw:style-name="gr9" draw:text-style-name="P3" draw:layer="layout" svg:width="3.207cm" svg:height="4.296cm" svg:x="9.391cm" svg:y="2.102cm" svg:viewBox="0 0 3208 4297" draw:points="0,0 112,3262 3208,4297">
          <text:p/>
        </draw:polyline>
        <draw:polyline draw:style-name="gr9" draw:text-style-name="P3" draw:layer="layout" svg:width="3.122cm" svg:height="4.193cm" svg:x="10.025cm" svg:y="1.62cm" svg:viewBox="0 0 3123 4194" draw:points="0,0 78,3208 3123,4194">
          <text:p/>
        </draw:polyline>
        <draw:polyline draw:style-name="gr9" draw:text-style-name="P3" draw:layer="layout" svg:width="3.042cm" svg:height="4.094cm" svg:x="10.628cm" svg:y="1.162cm" svg:viewBox="0 0 3043 4095" draw:points="0,0 48,3156 3043,4095">
          <text:p/>
        </draw:polyline>
        <draw:line draw:style-name="gr8" draw:text-style-name="P3" draw:layer="layout" svg:x1="12.572cm" svg:y1="6.389cm" svg:x2="12.65cm" svg:y2="6.416cm">
          <text:p/>
        </draw:line>
        <draw:frame draw:style-name="gr10" draw:text-style-name="P7" draw:layer="layout" svg:width="0.705cm" svg:height="0.788cm" svg:x="11.414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13.122cm" svg:y1="5.804cm" svg:x2="13.199cm" svg:y2="5.83cm">
          <text:p/>
        </draw:line>
        <draw:frame draw:style-name="gr10" draw:text-style-name="P7" draw:layer="layout" svg:width="0.705cm" svg:height="0.788cm" svg:x="12.645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13.645cm" svg:y1="5.248cm" svg:x2="13.722cm" svg:y2="5.272cm">
          <text:p/>
        </draw:line>
        <draw:frame draw:style-name="gr10" draw:text-style-name="P7" draw:layer="layout" svg:width="0.705cm" svg:height="0.788cm" svg:x="13.105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13.954cm" svg:y1="4.955cm" svg:x2="14.079cm" svg:y2="1.735cm">
          <text:p/>
        </draw:line>
        <draw:polyline draw:style-name="gr9" draw:text-style-name="P3" draw:layer="layout" svg:width="4.806cm" svg:height="1.633cm" svg:x="9.15cm" svg:y="3.98cm" svg:viewBox="0 0 4807 1634" draw:points="4807,914 1834,0 0,1634">
          <text:p/>
        </draw:polyline>
        <draw:polyline draw:style-name="gr9" draw:text-style-name="P3" draw:layer="layout" svg:width="4.854cm" svg:height="1.603cm" svg:x="9.125cm" svg:y="3.403cm" svg:viewBox="0 0 4855 1604" draw:points="4855,897 1854,0 0,1604">
          <text:p/>
        </draw:polyline>
        <draw:polyline draw:style-name="gr9" draw:text-style-name="P3" draw:layer="layout" svg:width="4.902cm" svg:height="1.573cm" svg:x="9.1cm" svg:y="2.814cm" svg:viewBox="0 0 4903 1574" draw:points="4903,879 1873,0 0,1574">
          <text:p/>
        </draw:polyline>
        <draw:polyline draw:style-name="gr9" draw:text-style-name="P3" draw:layer="layout" svg:width="4.951cm" svg:height="1.542cm" svg:x="9.075cm" svg:y="2.214cm" svg:viewBox="0 0 4952 1543" draw:points="4952,862 1892,0 0,1543">
          <text:p/>
        </draw:polyline>
        <draw:polyline draw:style-name="gr9" draw:text-style-name="P3" draw:layer="layout" svg:width="5.001cm" svg:height="1.508cm" svg:x="9.049cm" svg:y="1.603cm" svg:viewBox="0 0 5002 1509" draw:points="5002,843 1912,0 0,1509">
          <text:p/>
        </draw:polyline>
        <draw:polyline draw:style-name="gr9" draw:text-style-name="P3" draw:layer="layout" svg:width="5.053cm" svg:height="1.473cm" svg:x="9.022cm" svg:y="0.98cm" svg:viewBox="0 0 5054 1474" draw:points="5054,822 1933,0 0,1474">
          <text:p/>
        </draw:polyline>
        <draw:line draw:style-name="gr8" draw:text-style-name="P3" draw:layer="layout" svg:x1="13.931cm" svg:y1="4.885cm" svg:x2="14.007cm" svg:y2="4.909cm">
          <text:p/>
        </draw:line>
        <draw:frame draw:style-name="gr10" draw:text-style-name="P7" draw:layer="layout" svg:width="0.705cm" svg:height="0.788cm" svg:x="13.644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13.954cm" svg:y1="4.291cm" svg:x2="14.03cm" svg:y2="4.315cm">
          <text:p/>
        </draw:line>
        <draw:line draw:style-name="gr8" draw:text-style-name="P3" draw:layer="layout" svg:x1="13.977cm" svg:y1="3.686cm" svg:x2="14.054cm" svg:y2="3.709cm">
          <text:p/>
        </draw:line>
        <draw:line draw:style-name="gr8" draw:text-style-name="P3" draw:layer="layout" svg:x1="14.001cm" svg:y1="3.068cm" svg:x2="14.078cm" svg:y2="3.091cm">
          <text:p/>
        </draw:line>
        <draw:line draw:style-name="gr8" draw:text-style-name="P3" draw:layer="layout" svg:x1="14.025cm" svg:y1="2.438cm" svg:x2="14.103cm" svg:y2="2.46cm">
          <text:p/>
        </draw:line>
        <draw:line draw:style-name="gr8" draw:text-style-name="P3" draw:layer="layout" svg:x1="14.049cm" svg:y1="1.795cm" svg:x2="14.128cm" svg:y2="1.817cm">
          <text:p/>
        </draw:line>
        <draw:frame draw:style-name="gr10" draw:text-style-name="P7" draw:layer="layout" svg:width="0.984cm" svg:height="0.788cm" svg:x="13.965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34cm" svg:x="10.898cm" svg:y="4.122cm" svg:viewBox="0 0 742 235" draw:points="0,4 742,235 742,230 0,0">
          <text:p/>
        </draw:polygon>
        <draw:polygon draw:style-name="gr12" draw:text-style-name="P9" draw:layer="layout" svg:width="0.449cm" svg:height="0.405cm" svg:x="10.449cm" svg:y="4.122cm" svg:viewBox="0 0 450 406" draw:points="0,406 450,4 450,0 0,402">
          <text:p/>
        </draw:polygon>
        <draw:polygon draw:style-name="gr13" draw:text-style-name="P10" draw:layer="layout" svg:width="1.19cm" svg:height="0.639cm" svg:x="10.449cm" svg:y="4.126cm" svg:viewBox="0 0 1191 640" draw:points="0,402 750,640 1191,231 449,0">
          <text:p/>
        </draw:polygon>
        <draw:polygon draw:style-name="gr13" draw:text-style-name="P10" draw:layer="layout" svg:width="1.19cm" svg:height="0.639cm" svg:x="10.449cm" svg:y="4.122cm" svg:viewBox="0 0 1191 640" draw:points="0,402 750,640 1191,230 449,0">
          <text:p/>
        </draw:polygon>
        <draw:polygon draw:style-name="gr12" draw:text-style-name="P9" draw:layer="layout" svg:width="0.44cm" svg:height="0.414cm" svg:x="11.199cm" svg:y="4.351cm" svg:viewBox="0 0 441 415" draw:points="0,415 441,5 441,0 0,411">
          <text:p/>
        </draw:polygon>
        <draw:polygon draw:style-name="gr11" draw:text-style-name="P8" draw:layer="layout" svg:width="0.75cm" svg:height="0.242cm" svg:x="10.449cm" svg:y="4.523cm" svg:viewBox="0 0 751 243" draw:points="0,4 751,243 751,239 0,0">
          <text:p/>
        </draw:polygon>
        <draw:polygon draw:style-name="gr11" draw:text-style-name="P8" draw:layer="layout" svg:width="0.757cm" svg:height="0.424cm" svg:x="10.33cm" svg:y="4.446cm" svg:viewBox="0 0 758 425" draw:points="4,183 758,425 756,239 0,0">
          <text:p/>
        </draw:polygon>
        <draw:polygon draw:style-name="gr12" draw:text-style-name="P9" draw:layer="layout" svg:width="0.476cm" svg:height="0.604cm" svg:x="9.858cm" svg:y="4.446cm" svg:viewBox="0 0 477 605" draw:points="5,605 477,184 473,0 0,419">
          <text:p/>
        </draw:polygon>
        <draw:polygon draw:style-name="gr13" draw:text-style-name="P10" draw:layer="layout" svg:width="1.224cm" svg:height="0.671cm" svg:x="9.863cm" svg:y="4.629cm" svg:viewBox="0 0 1225 672" draw:points="0,422 764,672 1225,241 471,0">
          <text:p/>
        </draw:polygon>
        <draw:polygon draw:style-name="gr13" draw:text-style-name="P10" draw:layer="layout" svg:width="1.227cm" svg:height="0.667cm" svg:x="9.858cm" svg:y="4.446cm" svg:viewBox="0 0 1228 668" draw:points="0,418 766,668 1228,239 472,0">
          <text:p/>
        </draw:polygon>
        <draw:polygon draw:style-name="gr12" draw:text-style-name="P9" draw:layer="layout" svg:width="0.464cm" svg:height="0.615cm" svg:x="10.623cm" svg:y="4.685cm" svg:viewBox="0 0 465 616" draw:points="3,616 465,185 463,0 0,428">
          <text:p/>
        </draw:polygon>
        <draw:polygon draw:style-name="gr11" draw:text-style-name="P8" draw:layer="layout" svg:width="0.768cm" svg:height="0.436cm" svg:x="9.858cm" svg:y="4.864cm" svg:viewBox="0 0 769 437" draw:points="5,187 769,437 766,250 0,0">
          <text:p/>
        </draw:polygon>
        <draw:polygon draw:style-name="gr13" draw:text-style-name="P10" draw:layer="layout" svg:width="1.258cm" svg:height="0.704cm" svg:x="9.249cm" svg:y="5.157cm" svg:viewBox="0 0 1259 705" draw:points="0,442 775,705 1259,254 495,0">
          <text:p/>
        </draw:polygon>
        <draw:polygon draw:style-name="gr11" draw:text-style-name="P8" draw:layer="layout" svg:width="0.852cm" svg:height="3.16cm" svg:x="9.655cm" svg:y="2.25cm" svg:viewBox="0 0 853 3161" draw:points="88,2908 853,3161 801,230 0,0">
          <text:p/>
        </draw:polygon>
        <draw:polygon draw:style-name="gr12" draw:text-style-name="P9" draw:layer="layout" svg:width="0.608cm" svg:height="3.348cm" svg:x="9.135cm" svg:y="2.25cm" svg:viewBox="0 0 609 3349" draw:points="114,3349 609,2908 521,0 0,402">
          <text:p/>
        </draw:polygon>
        <draw:polygon draw:style-name="gr12" draw:text-style-name="P9" draw:layer="layout" svg:width="0.561cm" svg:height="3.381cm" svg:x="9.946cm" svg:y="2.48cm" svg:viewBox="0 0 562 3382" draw:points="77,3382 562,2931 510,0 0,412">
          <text:p/>
        </draw:polygon>
        <draw:polygon draw:style-name="gr11" draw:text-style-name="P8" draw:layer="layout" svg:width="0.888cm" svg:height="3.209cm" svg:x="9.135cm" svg:y="2.652cm" svg:viewBox="0 0 889 3210" draw:points="114,2947 889,3210 812,240 0,0">
          <text:p/>
        </draw:polygon>
        <draw:polygon draw:style-name="gr13" draw:text-style-name="P10" draw:layer="layout" svg:width="1.32cm" svg:height="0.642cm" svg:x="9.135cm" svg:y="2.25cm" svg:viewBox="0 0 1321 643" draw:points="0,402 812,643 1321,230 520,0">
          <text:p/>
        </draw:polygon>
        <draw:polygon draw:style-name="gr14" draw:text-style-name="P11" draw:layer="layout" svg:width="0.761cm" svg:height="0.247cm" svg:x="11.827cm" svg:y="4.403cm" svg:viewBox="0 0 762 248" draw:points="0,11 762,248 762,237 0,0">
          <text:p/>
        </draw:polygon>
        <draw:polygon draw:style-name="gr15" draw:text-style-name="P12" draw:layer="layout" svg:width="0.438cm" svg:height="0.423cm" svg:x="11.389cm" svg:y="4.403cm" svg:viewBox="0 0 439 424" draw:points="0,424 439,11 439,0 0,413">
          <text:p/>
        </draw:polygon>
        <draw:polygon draw:style-name="gr16" draw:text-style-name="P13" draw:layer="layout" svg:width="1.199cm" svg:height="0.657cm" svg:x="11.389cm" svg:y="4.414cm" svg:viewBox="0 0 1200 658" draw:points="0,412 772,658 1200,236 438,0">
          <text:p/>
        </draw:polygon>
        <draw:polygon draw:style-name="gr16" draw:text-style-name="P13" draw:layer="layout" svg:width="1.199cm" svg:height="0.657cm" svg:x="11.389cm" svg:y="4.403cm" svg:viewBox="0 0 1200 658" draw:points="0,412 772,658 1200,236 438,0">
          <text:p/>
        </draw:polygon>
        <draw:polygon draw:style-name="gr15" draw:text-style-name="P12" draw:layer="layout" svg:width="0.427cm" svg:height="0.432cm" svg:x="12.161cm" svg:y="4.639cm" svg:viewBox="0 0 428 433" draw:points="0,433 428,11 428,0 0,422">
          <text:p/>
        </draw:polygon>
        <draw:polygon draw:style-name="gr14" draw:text-style-name="P11" draw:layer="layout" svg:width="0.772cm" svg:height="0.256cm" svg:x="11.389cm" svg:y="4.815cm" svg:viewBox="0 0 773 257" draw:points="0,11 773,257 773,246 0,0">
          <text:p/>
        </draw:polygon>
        <draw:polygon draw:style-name="gr14" draw:text-style-name="P11" draw:layer="layout" svg:width="0.78cm" svg:height="0.717cm" svg:x="11.275cm" svg:y="4.461cm" svg:viewBox="0 0 781 718" draw:points="3,471 777,718 781,245 0,0">
          <text:p/>
        </draw:polygon>
        <draw:polygon draw:style-name="gr15" draw:text-style-name="P12" draw:layer="layout" svg:width="0.465cm" svg:height="0.902cm" svg:x="10.813cm" svg:y="4.461cm" svg:viewBox="0 0 466 903" draw:points="6,903 466,470 463,0 0,427">
          <text:p/>
        </draw:polygon>
        <draw:polygon draw:style-name="gr16" draw:text-style-name="P13" draw:layer="layout" svg:width="1.232cm" svg:height="0.689cm" svg:x="10.819cm" svg:y="4.931cm" svg:viewBox="0 0 1233 690" draw:points="0,433 784,690 1233,248 459,0">
          <text:p/>
        </draw:polygon>
        <draw:polygon draw:style-name="gr16" draw:text-style-name="P13" draw:layer="layout" svg:width="1.242cm" svg:height="0.68cm" svg:x="10.813cm" svg:y="4.461cm" svg:viewBox="0 0 1243 681" draw:points="0,427 790,681 1243,244 462,0">
          <text:p/>
        </draw:polygon>
        <draw:polygon draw:style-name="gr15" draw:text-style-name="P12" draw:layer="layout" svg:width="0.452cm" svg:height="0.915cm" svg:x="11.603cm" svg:y="4.705cm" svg:viewBox="0 0 453 916" draw:points="0,916 449,474 453,0 0,437">
          <text:p/>
        </draw:polygon>
        <draw:polygon draw:style-name="gr14" draw:text-style-name="P11" draw:layer="layout" svg:width="0.79cm" svg:height="0.732cm" svg:x="10.813cm" svg:y="4.888cm" svg:viewBox="0 0 791 733" draw:points="6,475 791,733 791,253 0,0">
          <text:p/>
        </draw:polygon>
        <draw:polygon draw:style-name="gr16" draw:text-style-name="P13" draw:layer="layout" svg:width="1.269cm" svg:height="0.724cm" svg:x="10.219cm" svg:y="5.474cm" svg:viewBox="0 0 1270 725" draw:points="0,453 798,725 1270,259 482,0">
          <text:p/>
        </draw:polygon>
        <draw:polygon draw:style-name="gr14" draw:text-style-name="P11" draw:layer="layout" svg:width="0.825cm" svg:height="2.874cm" svg:x="10.663cm" svg:y="2.859cm" svg:viewBox="0 0 826 2875" draw:points="38,2616 826,2875 821,239 0,0">
          <text:p/>
        </draw:polygon>
        <draw:polygon draw:style-name="gr15" draw:text-style-name="P12" draw:layer="layout" svg:width="0.542cm" svg:height="3.068cm" svg:x="10.159cm" svg:y="2.859cm" svg:viewBox="0 0 543 3069" draw:points="60,3069 543,2616 505,0 0,418">
          <text:p/>
        </draw:polygon>
        <draw:polygon draw:style-name="gr15" draw:text-style-name="P12" draw:layer="layout" svg:width="0.497cm" svg:height="3.1cm" svg:x="10.991cm" svg:y="3.098cm" svg:viewBox="0 0 498 3101" draw:points="25,3101 498,2636 493,0 0,429">
          <text:p/>
        </draw:polygon>
        <draw:polygon draw:style-name="gr14" draw:text-style-name="P11" draw:layer="layout" svg:width="0.857cm" svg:height="2.921cm" svg:x="10.159cm" svg:y="3.277cm" svg:viewBox="0 0 858 2922" draw:points="60,2651 858,2922 833,250 0,0">
          <text:p/>
        </draw:polygon>
        <draw:polygon draw:style-name="gr16" draw:text-style-name="P13" draw:layer="layout" svg:width="1.324cm" svg:height="0.668cm" svg:x="10.159cm" svg:y="2.859cm" svg:viewBox="0 0 1325 669" draw:points="0,419 832,669 1325,240 504,0">
          <text:p/>
        </draw:polygon>
        <draw:polygon draw:style-name="gr17" draw:text-style-name="P14" draw:layer="layout" svg:width="0.785cm" svg:height="0.293cm" svg:x="12.781cm" svg:y="4.659cm" svg:viewBox="0 0 786 294" draw:points="0,50 784,294 786,243 1,0">
          <text:p/>
        </draw:polygon>
        <draw:polygon draw:style-name="gr18" draw:text-style-name="P15" draw:layer="layout" svg:width="0.426cm" svg:height="0.474cm" svg:x="12.356cm" svg:y="4.659cm" svg:viewBox="0 0 427 475" draw:points="0,475 426,50 427,0 1,423">
          <text:p/>
        </draw:polygon>
        <draw:polygon draw:style-name="gr19" draw:text-style-name="P16" draw:layer="layout" svg:width="1.208cm" svg:height="0.676cm" svg:x="12.356cm" svg:y="4.709cm" svg:viewBox="0 0 1209 677" draw:points="0,425 795,677 1209,243 426,0">
          <text:p/>
        </draw:polygon>
        <draw:polygon draw:style-name="gr19" draw:text-style-name="P16" draw:layer="layout" svg:width="1.209cm" svg:height="0.674cm" svg:x="12.357cm" svg:y="4.659cm" svg:viewBox="0 0 1210 675" draw:points="0,423 795,675 1210,242 426,0">
          <text:p/>
        </draw:polygon>
        <draw:polygon draw:style-name="gr18" draw:text-style-name="P15" draw:layer="layout" svg:width="0.416cm" svg:height="0.484cm" svg:x="13.15cm" svg:y="4.901cm" svg:viewBox="0 0 417 485" draw:points="0,485 415,51 417,0 1,433">
          <text:p/>
        </draw:polygon>
        <draw:polygon draw:style-name="gr17" draw:text-style-name="P14" draw:layer="layout" svg:width="0.795cm" svg:height="0.304cm" svg:x="12.356cm" svg:y="5.081cm" svg:viewBox="0 0 796 305" draw:points="0,52 795,305 796,253 1,0">
          <text:p/>
        </draw:polygon>
        <draw:polygon draw:style-name="gr17" draw:text-style-name="P14" draw:layer="layout" svg:width="0.799cm" svg:height="0.39cm" svg:x="12.248cm" svg:y="5.105cm" svg:viewBox="0 0 800 391" draw:points="0,136 797,391 800,254 1,0">
          <text:p/>
        </draw:polygon>
        <draw:polygon draw:style-name="gr18" draw:text-style-name="P15" draw:layer="layout" svg:width="0.447cm" svg:height="0.58cm" svg:x="11.802cm" svg:y="5.105cm" svg:viewBox="0 0 448 581" draw:points="0,581 447,136 448,0 0,443">
          <text:p/>
        </draw:polygon>
        <draw:polygon draw:style-name="gr19" draw:text-style-name="P16" draw:layer="layout" svg:width="1.242cm" svg:height="0.709cm" svg:x="11.802cm" svg:y="5.241cm" svg:viewBox="0 0 1243 710" draw:points="0,445 806,710 1243,255 446,0">
          <text:p/>
        </draw:polygon>
        <draw:polygon draw:style-name="gr19" draw:text-style-name="P16" draw:layer="layout" svg:width="1.245cm" svg:height="0.706cm" svg:x="11.802cm" svg:y="5.105cm" svg:viewBox="0 0 1246 707" draw:points="0,443 810,707 1246,254 448,0">
          <text:p/>
        </draw:polygon>
        <draw:polygon draw:style-name="gr18" draw:text-style-name="P15" draw:layer="layout" svg:width="0.439cm" svg:height="0.592cm" svg:x="12.608cm" svg:y="5.358cm" svg:viewBox="0 0 440 593" draw:points="0,593 437,137 440,0 3,454">
          <text:p/>
        </draw:polygon>
        <draw:polygon draw:style-name="gr17" draw:text-style-name="P14" draw:layer="layout" svg:width="0.809cm" svg:height="0.403cm" svg:x="11.802cm" svg:y="5.547cm" svg:viewBox="0 0 810 404" draw:points="0,138 807,404 810,264 0,0">
          <text:p/>
        </draw:polygon>
        <draw:polygon draw:style-name="gr19" draw:text-style-name="P16" draw:layer="layout" svg:width="1.278cm" svg:height="0.746cm" svg:x="11.219cm" svg:y="5.799cm" svg:viewBox="0 0 1279 747" draw:points="0,467 820,747 1279,268 468,0">
          <text:p/>
        </draw:polygon>
        <draw:polygon draw:style-name="gr17" draw:text-style-name="P14" draw:layer="layout" svg:width="0.855cm" svg:height="3.234cm" svg:x="11.687cm" svg:y="2.833cm" svg:viewBox="0 0 856 3235" draw:points="0,2967 811,3235 856,244 5,0">
          <text:p/>
        </draw:polygon>
        <draw:polygon draw:style-name="gr18" draw:text-style-name="P15" draw:layer="layout" svg:width="0.492cm" svg:height="3.433cm" svg:x="11.2cm" svg:y="2.833cm" svg:viewBox="0 0 493 3434" draw:points="19,3434 488,2967 493,0 0,427">
          <text:p/>
        </draw:polygon>
        <draw:polygon draw:style-name="gr18" draw:text-style-name="P15" draw:layer="layout" svg:width="0.503cm" svg:height="3.468cm" svg:x="12.039cm" svg:y="3.077cm" svg:viewBox="0 0 504 3469" draw:points="0,3469 459,2991 504,0 23,438">
          <text:p/>
        </draw:polygon>
        <draw:polygon draw:style-name="gr17" draw:text-style-name="P14" draw:layer="layout" svg:width="0.862cm" svg:height="3.285cm" svg:x="11.2cm" svg:y="3.26cm" svg:viewBox="0 0 863 3286" draw:points="19,3007 840,3286 863,255 0,0">
          <text:p/>
        </draw:polygon>
        <draw:polygon draw:style-name="gr19" draw:text-style-name="P16" draw:layer="layout" svg:width="1.342cm" svg:height="0.682cm" svg:x="11.2cm" svg:y="2.833cm" svg:viewBox="0 0 1343 683" draw:points="0,428 863,683 1343,245 493,0">
          <text:p/>
        </draw:polygon>
        <draw:polygon draw:style-name="gr1" draw:text-style-name="P1" draw:layer="layout" svg:width="6.403cm" svg:height="6.672cm" svg:x="15.848cm" svg:y="0.478cm" svg:viewBox="0 0 6404 6673" draw:points="0,6673 6404,6673 6404,0 0,0">
          <text:p/>
        </draw:polygon>
        <draw:polygon draw:style-name="gr2" draw:text-style-name="P2" draw:layer="layout" svg:width="1.965cm" svg:height="4.761cm" svg:x="16.564cm" svg:y="0.914cm" svg:viewBox="0 0 1966 4762" draw:points="133,4762 1966,3127 1936,0 0,1471">
          <text:p/>
        </draw:polygon>
        <draw:polyline draw:style-name="gr3" draw:text-style-name="P3" draw:layer="layout" svg:width="1.965cm" svg:height="4.761cm" svg:x="16.564cm" svg:y="0.914cm" svg:viewBox="0 0 1966 4762" draw:points="133,4762 1966,3127 1936,0 0,1471">
          <text:p/>
        </draw:polyline>
        <draw:polygon draw:style-name="gr4" draw:text-style-name="P4" draw:layer="layout" svg:width="3.123cm" svg:height="4.04cm" svg:x="18.499cm" svg:y="0.914cm" svg:viewBox="0 0 3124 4041" draw:points="30,3127 3000,4041 3124,821 0,0">
          <text:p/>
        </draw:polygon>
        <draw:polyline draw:style-name="gr5" draw:text-style-name="P3" draw:layer="layout" svg:width="3.123cm" svg:height="4.04cm" svg:x="18.499cm" svg:y="0.914cm" svg:viewBox="0 0 3124 4041" draw:points="30,3127 3000,4041 3124,821 0,0">
          <text:p/>
        </draw:polyline>
        <draw:polygon draw:style-name="gr6" draw:text-style-name="P5" draw:layer="layout" svg:width="4.801cm" svg:height="2.7cm" svg:x="16.697cm" svg:y="4.04cm" svg:viewBox="0 0 4802 2701" draw:points="0,1636 3124,2701 4802,915 1833,0">
          <text:p/>
        </draw:polygon>
        <draw:polyline draw:style-name="gr7" draw:text-style-name="P3" draw:layer="layout" svg:width="4.801cm" svg:height="2.7cm" svg:x="16.697cm" svg:y="4.04cm" svg:viewBox="0 0 4802 2701" draw:points="0,1636 3124,2701 4802,915 1833,0">
          <text:p/>
        </draw:polyline>
        <draw:line draw:style-name="gr8" draw:text-style-name="P3" draw:layer="layout" svg:x1="16.697cm" svg:y1="5.675cm" svg:x2="19.821cm" svg:y2="6.741cm">
          <text:p/>
        </draw:line>
        <draw:polyline draw:style-name="gr9" draw:text-style-name="P3" draw:layer="layout" svg:width="1.807cm" svg:height="4.803cm" svg:x="17.238cm" svg:y="1.057cm" svg:viewBox="0 0 1808 4804" draw:points="0,4804 1808,3143 1804,0">
          <text:p/>
        </draw:polyline>
        <draw:polyline draw:style-name="gr9" draw:text-style-name="P3" draw:layer="layout" svg:width="1.803cm" svg:height="4.881cm" svg:x="18.223cm" svg:y="1.315cm" svg:viewBox="0 0 1804 4882" draw:points="0,4882 1760,3173 1804,0">
          <text:p/>
        </draw:polyline>
        <draw:polyline draw:style-name="gr9" draw:text-style-name="P3" draw:layer="layout" svg:width="1.802cm" svg:height="4.96cm" svg:x="19.237cm" svg:y="1.581cm" svg:viewBox="0 0 1803 4961" draw:points="0,4961 1709,3204 1803,0">
          <text:p/>
        </draw:polyline>
        <draw:line draw:style-name="gr8" draw:text-style-name="P3" draw:layer="layout" svg:x1="17.255cm" svg:y1="5.846cm" svg:x2="17.207cm" svg:y2="5.89cm">
          <text:p/>
        </draw:line>
        <draw:frame draw:style-name="gr10" draw:text-style-name="P7" draw:layer="layout" svg:width="0.984cm" svg:height="0.788cm" svg:x="14.098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18.239cm" svg:y1="6.181cm" svg:x2="18.192cm" svg:y2="6.226cm">
          <text:p/>
        </draw:line>
        <draw:frame draw:style-name="gr10" draw:text-style-name="P7" draw:layer="layout" svg:width="0.705cm" svg:height="0.788cm" svg:x="17.029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19.252cm" svg:y1="6.526cm" svg:x2="19.207cm" svg:y2="6.573cm">
          <text:p/>
        </draw:line>
        <draw:frame draw:style-name="gr10" draw:text-style-name="P7" draw:layer="layout" svg:width="0.705cm" svg:height="0.788cm" svg:x="17.927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21.499cm" svg:y1="4.954cm" svg:x2="19.82cm" svg:y2="6.741cm">
          <text:p/>
        </draw:line>
        <draw:polyline draw:style-name="gr9" draw:text-style-name="P3" draw:layer="layout" svg:width="3.207cm" svg:height="4.296cm" svg:x="16.935cm" svg:y="2.102cm" svg:viewBox="0 0 3208 4297" draw:points="0,0 112,3262 3208,4297">
          <text:p/>
        </draw:polyline>
        <draw:polyline draw:style-name="gr9" draw:text-style-name="P3" draw:layer="layout" svg:width="3.123cm" svg:height="4.193cm" svg:x="17.569cm" svg:y="1.62cm" svg:viewBox="0 0 3124 4194" draw:points="0,0 78,3208 3124,4194">
          <text:p/>
        </draw:polyline>
        <draw:polyline draw:style-name="gr9" draw:text-style-name="P3" draw:layer="layout" svg:width="3.043cm" svg:height="4.094cm" svg:x="18.172cm" svg:y="1.162cm" svg:viewBox="0 0 3044 4095" draw:points="0,0 47,3156 3044,4095">
          <text:p/>
        </draw:polyline>
        <draw:line draw:style-name="gr8" draw:text-style-name="P3" draw:layer="layout" svg:x1="20.116cm" svg:y1="6.389cm" svg:x2="20.195cm" svg:y2="6.416cm">
          <text:p/>
        </draw:line>
        <draw:frame draw:style-name="gr10" draw:text-style-name="P7" draw:layer="layout" svg:width="0.705cm" svg:height="0.788cm" svg:x="18.959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20.666cm" svg:y1="5.804cm" svg:x2="20.744cm" svg:y2="5.83cm">
          <text:p/>
        </draw:line>
        <draw:frame draw:style-name="gr10" draw:text-style-name="P7" draw:layer="layout" svg:width="0.705cm" svg:height="0.788cm" svg:x="20.189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21.19cm" svg:y1="5.248cm" svg:x2="21.266cm" svg:y2="5.272cm">
          <text:p/>
        </draw:line>
        <draw:frame draw:style-name="gr10" draw:text-style-name="P7" draw:layer="layout" svg:width="0.705cm" svg:height="0.788cm" svg:x="20.65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21.498cm" svg:y1="4.955cm" svg:x2="21.623cm" svg:y2="1.735cm">
          <text:p/>
        </draw:line>
        <draw:polyline draw:style-name="gr9" draw:text-style-name="P3" draw:layer="layout" svg:width="4.806cm" svg:height="1.633cm" svg:x="16.694cm" svg:y="3.98cm" svg:viewBox="0 0 4807 1634" draw:points="4807,914 1836,0 0,1634">
          <text:p/>
        </draw:polyline>
        <draw:polyline draw:style-name="gr9" draw:text-style-name="P3" draw:layer="layout" svg:width="4.853cm" svg:height="1.603cm" svg:x="16.67cm" svg:y="3.403cm" svg:viewBox="0 0 4854 1604" draw:points="4854,897 1854,0 0,1604">
          <text:p/>
        </draw:polyline>
        <draw:polyline draw:style-name="gr9" draw:text-style-name="P3" draw:layer="layout" svg:width="4.902cm" svg:height="1.573cm" svg:x="16.645cm" svg:y="2.814cm" svg:viewBox="0 0 4903 1574" draw:points="4903,879 1873,0 0,1574">
          <text:p/>
        </draw:polyline>
        <draw:polyline draw:style-name="gr9" draw:text-style-name="P3" draw:layer="layout" svg:width="4.952cm" svg:height="1.542cm" svg:x="16.619cm" svg:y="2.214cm" svg:viewBox="0 0 4953 1543" draw:points="4953,862 1894,0 0,1543">
          <text:p/>
        </draw:polyline>
        <draw:polyline draw:style-name="gr9" draw:text-style-name="P3" draw:layer="layout" svg:width="5.002cm" svg:height="1.508cm" svg:x="16.593cm" svg:y="1.603cm" svg:viewBox="0 0 5003 1509" draw:points="5003,843 1914,0 0,1509">
          <text:p/>
        </draw:polyline>
        <draw:polyline draw:style-name="gr9" draw:text-style-name="P3" draw:layer="layout" svg:width="5.053cm" svg:height="1.473cm" svg:x="16.567cm" svg:y="0.98cm" svg:viewBox="0 0 5054 1474" draw:points="5054,822 1933,0 0,1474">
          <text:p/>
        </draw:polyline>
        <draw:line draw:style-name="gr8" draw:text-style-name="P3" draw:layer="layout" svg:x1="21.476cm" svg:y1="4.885cm" svg:x2="21.551cm" svg:y2="4.909cm">
          <text:p/>
        </draw:line>
        <draw:frame draw:style-name="gr10" draw:text-style-name="P7" draw:layer="layout" svg:width="0.705cm" svg:height="0.788cm" svg:x="21.188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21.498cm" svg:y1="4.291cm" svg:x2="21.575cm" svg:y2="4.315cm">
          <text:p/>
        </draw:line>
        <draw:line draw:style-name="gr8" draw:text-style-name="P3" draw:layer="layout" svg:x1="21.521cm" svg:y1="3.686cm" svg:x2="21.598cm" svg:y2="3.709cm">
          <text:p/>
        </draw:line>
        <draw:line draw:style-name="gr8" draw:text-style-name="P3" draw:layer="layout" svg:x1="21.545cm" svg:y1="3.068cm" svg:x2="21.624cm" svg:y2="3.091cm">
          <text:p/>
        </draw:line>
        <draw:line draw:style-name="gr8" draw:text-style-name="P3" draw:layer="layout" svg:x1="21.569cm" svg:y1="2.438cm" svg:x2="21.648cm" svg:y2="2.46cm">
          <text:p/>
        </draw:line>
        <draw:line draw:style-name="gr8" draw:text-style-name="P3" draw:layer="layout" svg:x1="21.594cm" svg:y1="1.795cm" svg:x2="21.673cm" svg:y2="1.817cm">
          <text:p/>
        </draw:line>
        <draw:frame draw:style-name="gr10" draw:text-style-name="P7" draw:layer="layout" svg:width="0.984cm" svg:height="0.788cm" svg:x="21.509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4cm" svg:x="18.442cm" svg:y="4.116cm" svg:viewBox="0 0 742 241" draw:points="0,10 742,241 742,231 0,0">
          <text:p/>
        </draw:polygon>
        <draw:polygon draw:style-name="gr12" draw:text-style-name="P9" draw:layer="layout" svg:width="0.449cm" svg:height="0.411cm" svg:x="17.993cm" svg:y="4.116cm" svg:viewBox="0 0 450 412" draw:points="0,412 450,10 450,0 0,402">
          <text:p/>
        </draw:polygon>
        <draw:polygon draw:style-name="gr13" draw:text-style-name="P10" draw:layer="layout" svg:width="1.19cm" svg:height="0.639cm" svg:x="17.993cm" svg:y="4.126cm" svg:viewBox="0 0 1191 640" draw:points="0,402 752,640 1191,231 449,0">
          <text:p/>
        </draw:polygon>
        <draw:polygon draw:style-name="gr13" draw:text-style-name="P10" draw:layer="layout" svg:width="1.19cm" svg:height="0.639cm" svg:x="17.993cm" svg:y="4.116cm" svg:viewBox="0 0 1191 640" draw:points="0,402 752,640 1191,231 449,0">
          <text:p/>
        </draw:polygon>
        <draw:polygon draw:style-name="gr12" draw:text-style-name="P9" draw:layer="layout" svg:width="0.439cm" svg:height="0.419cm" svg:x="18.744cm" svg:y="4.346cm" svg:viewBox="0 0 440 420" draw:points="0,420 440,10 440,0 0,410">
          <text:p/>
        </draw:polygon>
        <draw:polygon draw:style-name="gr11" draw:text-style-name="P8" draw:layer="layout" svg:width="0.751cm" svg:height="0.248cm" svg:x="17.993cm" svg:y="4.517cm" svg:viewBox="0 0 752 249" draw:points="0,10 752,249 752,239 0,0">
          <text:p/>
        </draw:polygon>
        <draw:polygon draw:style-name="gr11" draw:text-style-name="P8" draw:layer="layout" svg:width="0.758cm" svg:height="0.486cm" svg:x="17.873cm" svg:y="4.384cm" svg:viewBox="0 0 759 487" draw:points="5,246 759,487 757,240 0,0">
          <text:p/>
        </draw:polygon>
        <draw:polygon draw:style-name="gr12" draw:text-style-name="P9" draw:layer="layout" svg:width="0.477cm" svg:height="0.666cm" svg:x="17.401cm" svg:y="4.384cm" svg:viewBox="0 0 478 667" draw:points="7,667 478,245 473,0 0,417">
          <text:p/>
        </draw:polygon>
        <draw:polygon draw:style-name="gr13" draw:text-style-name="P10" draw:layer="layout" svg:width="1.223cm" svg:height="0.671cm" svg:x="17.408cm" svg:y="4.629cm" svg:viewBox="0 0 1224 672" draw:points="0,422 763,672 1224,241 471,0">
          <text:p/>
        </draw:polygon>
        <draw:polygon draw:style-name="gr13" draw:text-style-name="P10" draw:layer="layout" svg:width="1.228cm" svg:height="0.665cm" svg:x="17.401cm" svg:y="4.384cm" svg:viewBox="0 0 1229 666" draw:points="0,417 766,666 1229,239 473,0">
          <text:p/>
        </draw:polygon>
        <draw:polygon draw:style-name="gr12" draw:text-style-name="P9" draw:layer="layout" svg:width="0.465cm" svg:height="0.677cm" svg:x="18.166cm" svg:y="4.623cm" svg:viewBox="0 0 466 678" draw:points="4,678 466,247 464,0 0,426">
          <text:p/>
        </draw:polygon>
        <draw:polygon draw:style-name="gr11" draw:text-style-name="P8" draw:layer="layout" svg:width="0.769cm" svg:height="0.499cm" svg:x="17.401cm" svg:y="4.801cm" svg:viewBox="0 0 770 500" draw:points="7,249 770,500 766,248 0,0">
          <text:p/>
        </draw:polygon>
        <draw:polygon draw:style-name="gr13" draw:text-style-name="P10" draw:layer="layout" svg:width="1.259cm" svg:height="0.704cm" svg:x="16.793cm" svg:y="5.157cm" svg:viewBox="0 0 1260 705" draw:points="0,442 776,705 1260,254 495,0">
          <text:p/>
        </draw:polygon>
        <draw:polygon draw:style-name="gr11" draw:text-style-name="P8" draw:layer="layout" svg:width="0.85cm" svg:height="3.085cm" svg:x="17.202cm" svg:y="2.325cm" svg:viewBox="0 0 851 3086" draw:points="85,2833 851,3086 800,231 0,0">
          <text:p/>
        </draw:polygon>
        <draw:polygon draw:style-name="gr12" draw:text-style-name="P9" draw:layer="layout" svg:width="0.605cm" svg:height="3.273cm" svg:x="16.682cm" svg:y="2.325cm" svg:viewBox="0 0 606 3274" draw:points="111,3274 606,2833 520,0 0,403">
          <text:p/>
        </draw:polygon>
        <draw:polygon draw:style-name="gr12" draw:text-style-name="P9" draw:layer="layout" svg:width="0.56cm" svg:height="3.305cm" svg:x="17.492cm" svg:y="2.556cm" svg:viewBox="0 0 561 3306" draw:points="76,3306 561,2855 510,0 0,413">
          <text:p/>
        </draw:polygon>
        <draw:polygon draw:style-name="gr11" draw:text-style-name="P8" draw:layer="layout" svg:width="0.886cm" svg:height="3.133cm" svg:x="16.682cm" svg:y="2.728cm" svg:viewBox="0 0 887 3134" draw:points="111,2871 887,3134 811,241 0,0">
          <text:p/>
        </draw:polygon>
        <draw:polygon draw:style-name="gr13" draw:text-style-name="P10" draw:layer="layout" svg:width="1.319cm" svg:height="0.644cm" svg:x="16.682cm" svg:y="2.325cm" svg:viewBox="0 0 1320 645" draw:points="0,403 810,645 1320,231 520,0">
          <text:p/>
        </draw:polygon>
        <draw:polygon draw:style-name="gr14" draw:text-style-name="P11" draw:layer="layout" svg:width="0.763cm" svg:height="0.292cm" svg:x="19.371cm" svg:y="4.358cm" svg:viewBox="0 0 764 293" draw:points="0,56 763,293 764,236 0,0">
          <text:p/>
        </draw:polygon>
        <draw:polygon draw:style-name="gr15" draw:text-style-name="P12" draw:layer="layout" svg:width="0.437cm" svg:height="0.468cm" svg:x="18.934cm" svg:y="4.358cm" svg:viewBox="0 0 438 469" draw:points="0,469 438,56 438,0 0,412">
          <text:p/>
        </draw:polygon>
        <draw:polygon draw:style-name="gr16" draw:text-style-name="P13" draw:layer="layout" svg:width="1.199cm" svg:height="0.657cm" svg:x="18.934cm" svg:y="4.414cm" svg:viewBox="0 0 1200 658" draw:points="0,412 771,658 1200,236 437,0">
          <text:p/>
        </draw:polygon>
        <draw:polygon draw:style-name="gr16" draw:text-style-name="P13" draw:layer="layout" svg:width="1.2cm" svg:height="0.655cm" svg:x="18.934cm" svg:y="4.358cm" svg:viewBox="0 0 1201 656" draw:points="0,411 772,656 1201,235 437,0">
          <text:p/>
        </draw:polygon>
        <draw:polygon draw:style-name="gr15" draw:text-style-name="P12" draw:layer="layout" svg:width="0.429cm" svg:height="0.478cm" svg:x="19.705cm" svg:y="4.593cm" svg:viewBox="0 0 430 479" draw:points="0,479 429,57 430,0 1,421">
          <text:p/>
        </draw:polygon>
        <draw:polygon draw:style-name="gr14" draw:text-style-name="P11" draw:layer="layout" svg:width="0.772cm" svg:height="0.302cm" svg:x="18.934cm" svg:y="4.769cm" svg:viewBox="0 0 773 303" draw:points="0,57 772,303 773,245 0,0">
          <text:p/>
        </draw:polygon>
        <draw:polygon draw:style-name="gr16" draw:text-style-name="P13" draw:layer="layout" svg:width="1.233cm" svg:height="0.689cm" svg:x="18.363cm" svg:y="4.931cm" svg:viewBox="0 0 1234 690" draw:points="0,433 785,690 1234,248 459,0">
          <text:p/>
        </draw:polygon>
        <draw:polygon draw:style-name="gr14" draw:text-style-name="P11" draw:layer="layout" svg:width="0.809cm" svg:height="3.064cm" svg:x="18.808cm" svg:y="2.114cm" svg:viewBox="0 0 810 3065" draw:points="14,2818 789,3065 810,225 0,0">
          <text:p/>
        </draw:polygon>
        <draw:polygon draw:style-name="gr14" draw:text-style-name="P11" draw:layer="layout" svg:width="0.789cm" svg:height="0.458cm" svg:x="18.243cm" svg:y="5.275cm" svg:viewBox="0 0 790 459" draw:points="3,199 790,459 790,258 0,0">
          <text:p/>
        </draw:polygon>
        <draw:polygon draw:style-name="gr15" draw:text-style-name="P12" draw:layer="layout" svg:width="0.495cm" svg:height="3.249cm" svg:x="18.327cm" svg:y="2.114cm" svg:viewBox="0 0 496 3250" draw:points="36,3250 496,2818 482,0 0,394">
          <text:p/>
        </draw:polygon>
        <draw:polygon draw:style-name="gr15" draw:text-style-name="P12" draw:layer="layout" svg:width="0.487cm" svg:height="0.652cm" svg:x="17.759cm" svg:y="5.275cm" svg:viewBox="0 0 488 653" draw:points="5,653 488,199 485,0 0,452">
          <text:p/>
        </draw:polygon>
        <draw:polygon draw:style-name="gr16" draw:text-style-name="P13" draw:layer="layout" svg:width="1.268cm" svg:height="0.724cm" svg:x="17.764cm" svg:y="5.474cm" svg:viewBox="0 0 1269 725" draw:points="0,453 798,725 1269,259 482,0">
          <text:p/>
        </draw:polygon>
        <draw:polygon draw:style-name="gr16" draw:text-style-name="P13" draw:layer="layout" svg:width="1.273cm" svg:height="0.72cm" svg:x="17.759cm" svg:y="5.275cm" svg:viewBox="0 0 1274 721" draw:points="0,452 801,721 1274,259 484,0">
          <text:p/>
        </draw:polygon>
        <draw:polygon draw:style-name="gr15" draw:text-style-name="P12" draw:layer="layout" svg:width="0.47cm" svg:height="3.281cm" svg:x="19.147cm" svg:y="2.339cm" svg:viewBox="0 0 471 3282" draw:points="0,3282 450,2840 471,0 1,404">
          <text:p/>
        </draw:polygon>
        <draw:polygon draw:style-name="gr15" draw:text-style-name="P12" draw:layer="layout" svg:width="0.473cm" svg:height="0.665cm" svg:x="18.559cm" svg:y="5.533cm" svg:viewBox="0 0 474 666" draw:points="2,666 474,201 474,0 0,463">
          <text:p/>
        </draw:polygon>
        <draw:polygon draw:style-name="gr14" draw:text-style-name="P11" draw:layer="layout" svg:width="0.821cm" svg:height="3.112cm" svg:x="18.327cm" svg:y="2.508cm" svg:viewBox="0 0 822 3113" draw:points="36,2856 821,3113 822,235 0,0">
          <text:p/>
        </draw:polygon>
        <draw:polygon draw:style-name="gr14" draw:text-style-name="P11" draw:layer="layout" svg:width="0.802cm" svg:height="0.472cm" svg:x="17.759cm" svg:y="5.726cm" svg:viewBox="0 0 803 473" draw:points="5,202 803,473 801,270 0,0">
          <text:p/>
        </draw:polygon>
        <draw:polygon draw:style-name="gr16" draw:text-style-name="P13" draw:layer="layout" svg:width="1.29cm" svg:height="0.629cm" svg:x="18.327cm" svg:y="2.114cm" svg:viewBox="0 0 1291 630" draw:points="0,395 822,630 1291,226 482,0">
          <text:p/>
        </draw:polygon>
        <draw:polygon draw:style-name="gr17" draw:text-style-name="P14" draw:layer="layout" svg:width="0.784cm" svg:height="0.28cm" svg:x="20.326cm" svg:y="4.672cm" svg:viewBox="0 0 785 281" draw:points="0,37 783,281 785,243 0,0">
          <text:p/>
        </draw:polygon>
        <draw:polygon draw:style-name="gr18" draw:text-style-name="P15" draw:layer="layout" svg:width="0.425cm" svg:height="0.461cm" svg:x="19.901cm" svg:y="4.672cm" svg:viewBox="0 0 426 462" draw:points="0,462 426,37 426,0 0,423">
          <text:p/>
        </draw:polygon>
        <draw:polygon draw:style-name="gr19" draw:text-style-name="P16" draw:layer="layout" svg:width="1.207cm" svg:height="0.676cm" svg:x="19.901cm" svg:y="4.709cm" svg:viewBox="0 0 1208 677" draw:points="0,425 794,677 1208,243 426,0">
          <text:p/>
        </draw:polygon>
        <draw:polygon draw:style-name="gr19" draw:text-style-name="P16" draw:layer="layout" svg:width="1.209cm" svg:height="0.674cm" svg:x="19.901cm" svg:y="4.672cm" svg:viewBox="0 0 1210 675" draw:points="0,423 795,675 1210,242 426,0">
          <text:p/>
        </draw:polygon>
        <draw:polygon draw:style-name="gr18" draw:text-style-name="P15" draw:layer="layout" svg:width="0.416cm" svg:height="0.471cm" svg:x="20.694cm" svg:y="4.914cm" svg:viewBox="0 0 417 472" draw:points="0,472 415,39 417,0 1,433">
          <text:p/>
        </draw:polygon>
        <draw:polygon draw:style-name="gr17" draw:text-style-name="P14" draw:layer="layout" svg:width="0.794cm" svg:height="0.291cm" svg:x="19.901cm" svg:y="5.094cm" svg:viewBox="0 0 795 292" draw:points="0,39 794,292 795,252 0,0">
          <text:p/>
        </draw:polygon>
        <draw:polygon draw:style-name="gr17" draw:text-style-name="P14" draw:layer="layout" svg:width="0.801cm" svg:height="0.451cm" svg:x="19.792cm" svg:y="5.044cm" svg:viewBox="0 0 802 452" draw:points="0,198 797,452 802,254 2,0">
          <text:p/>
        </draw:polygon>
        <draw:polygon draw:style-name="gr18" draw:text-style-name="P15" draw:layer="layout" svg:width="0.448cm" svg:height="0.641cm" svg:x="19.346cm" svg:y="5.044cm" svg:viewBox="0 0 449 642" draw:points="0,642 447,197 449,0 1,443">
          <text:p/>
        </draw:polygon>
        <draw:polygon draw:style-name="gr19" draw:text-style-name="P16" draw:layer="layout" svg:width="1.242cm" svg:height="0.709cm" svg:x="19.346cm" svg:y="5.241cm" svg:viewBox="0 0 1243 710" draw:points="0,445 807,710 1243,255 446,0">
          <text:p/>
        </draw:polygon>
        <draw:polygon draw:style-name="gr19" draw:text-style-name="P16" draw:layer="layout" svg:width="1.246cm" svg:height="0.705cm" svg:x="19.347cm" svg:y="5.044cm" svg:viewBox="0 0 1247 706" draw:points="0,443 809,706 1247,254 447,0">
          <text:p/>
        </draw:polygon>
        <draw:polygon draw:style-name="gr18" draw:text-style-name="P15" draw:layer="layout" svg:width="0.44cm" svg:height="0.653cm" svg:x="20.153cm" svg:y="5.297cm" svg:viewBox="0 0 441 654" draw:points="0,654 436,198 441,0 3,453">
          <text:p/>
        </draw:polygon>
        <draw:polygon draw:style-name="gr17" draw:text-style-name="P14" draw:layer="layout" svg:width="0.81cm" svg:height="0.464cm" svg:x="19.346cm" svg:y="5.486cm" svg:viewBox="0 0 811 465" draw:points="0,199 808,465 811,263 1,0">
          <text:p/>
        </draw:polygon>
        <draw:polygon draw:style-name="gr19" draw:text-style-name="P16" draw:layer="layout" svg:width="1.278cm" svg:height="0.746cm" svg:x="18.763cm" svg:y="5.799cm" svg:viewBox="0 0 1279 747" draw:points="0,467 821,747 1279,268 469,0">
          <text:p/>
        </draw:polygon>
        <draw:polygon draw:style-name="gr17" draw:text-style-name="P14" draw:layer="layout" svg:width="0.854cm" svg:height="3.182cm" svg:x="19.232cm" svg:y="2.885cm" svg:viewBox="0 0 855 3183" draw:points="0,2915 809,3183 855,245 4,0">
          <text:p/>
        </draw:polygon>
        <draw:polygon draw:style-name="gr18" draw:text-style-name="P15" draw:layer="layout" svg:width="0.491cm" svg:height="3.381cm" svg:x="18.745cm" svg:y="2.885cm" svg:viewBox="0 0 492 3382" draw:points="18,3382 488,2915 492,0 0,428">
          <text:p/>
        </draw:polygon>
        <draw:polygon draw:style-name="gr18" draw:text-style-name="P15" draw:layer="layout" svg:width="0.502cm" svg:height="3.415cm" svg:x="19.584cm" svg:y="3.13cm" svg:viewBox="0 0 503 3416" draw:points="0,3416 458,2938 503,0 22,438">
          <text:p/>
        </draw:polygon>
        <draw:polygon draw:style-name="gr17" draw:text-style-name="P14" draw:layer="layout" svg:width="0.861cm" svg:height="3.232cm" svg:x="18.745cm" svg:y="3.313cm" svg:viewBox="0 0 862 3233" draw:points="18,2954 840,3233 862,255 0,0">
          <text:p/>
        </draw:polygon>
        <draw:polygon draw:style-name="gr19" draw:text-style-name="P16" draw:layer="layout" svg:width="1.341cm" svg:height="0.683cm" svg:x="18.745cm" svg:y="2.885cm" svg:viewBox="0 0 1342 684" draw:points="0,429 862,684 1342,246 491,0">
          <text:p/>
        </draw:polygon>
        <draw:polygon draw:style-name="gr1" draw:text-style-name="P1" draw:layer="layout" svg:width="6.404cm" svg:height="6.672cm" svg:x="23.392cm" svg:y="0.478cm" svg:viewBox="0 0 6405 6673" draw:points="0,6673 6405,6673 6405,0 0,0">
          <text:p/>
        </draw:polygon>
        <draw:polygon draw:style-name="gr2" draw:text-style-name="P2" draw:layer="layout" svg:width="1.966cm" svg:height="4.761cm" svg:x="24.108cm" svg:y="0.914cm" svg:viewBox="0 0 1967 4762" draw:points="133,4762 1967,3127 1936,0 0,1471">
          <text:p/>
        </draw:polygon>
        <draw:polyline draw:style-name="gr3" draw:text-style-name="P3" draw:layer="layout" svg:width="1.966cm" svg:height="4.761cm" svg:x="24.108cm" svg:y="0.914cm" svg:viewBox="0 0 1967 4762" draw:points="133,4762 1967,3127 1936,0 0,1471">
          <text:p/>
        </draw:polyline>
        <draw:polygon draw:style-name="gr4" draw:text-style-name="P4" draw:layer="layout" svg:width="3.124cm" svg:height="4.04cm" svg:x="26.043cm" svg:y="0.914cm" svg:viewBox="0 0 3125 4041" draw:points="31,3127 3001,4041 3125,821 0,0">
          <text:p/>
        </draw:polygon>
        <draw:polyline draw:style-name="gr5" draw:text-style-name="P3" draw:layer="layout" svg:width="3.124cm" svg:height="4.04cm" svg:x="26.043cm" svg:y="0.914cm" svg:viewBox="0 0 3125 4041" draw:points="31,3127 3001,4041 3125,821 0,0">
          <text:p/>
        </draw:polyline>
        <draw:polygon draw:style-name="gr6" draw:text-style-name="P5" draw:layer="layout" svg:width="4.802cm" svg:height="2.7cm" svg:x="24.241cm" svg:y="4.04cm" svg:viewBox="0 0 4803 2701" draw:points="0,1636 3125,2701 4803,915 1833,0">
          <text:p/>
        </draw:polygon>
        <draw:polyline draw:style-name="gr7" draw:text-style-name="P3" draw:layer="layout" svg:width="4.802cm" svg:height="2.7cm" svg:x="24.241cm" svg:y="4.04cm" svg:viewBox="0 0 4803 2701" draw:points="0,1636 3125,2701 4803,915 1833,0">
          <text:p/>
        </draw:polyline>
        <draw:line draw:style-name="gr8" draw:text-style-name="P3" draw:layer="layout" svg:x1="24.241cm" svg:y1="5.675cm" svg:x2="27.366cm" svg:y2="6.741cm">
          <text:p/>
        </draw:line>
        <draw:polyline draw:style-name="gr9" draw:text-style-name="P3" draw:layer="layout" svg:width="1.807cm" svg:height="4.803cm" svg:x="24.783cm" svg:y="1.057cm" svg:viewBox="0 0 1808 4804" draw:points="0,4804 1808,3143 1803,0">
          <text:p/>
        </draw:polyline>
        <draw:polyline draw:style-name="gr9" draw:text-style-name="P3" draw:layer="layout" svg:width="1.803cm" svg:height="4.881cm" svg:x="25.767cm" svg:y="1.315cm" svg:viewBox="0 0 1804 4882" draw:points="0,4882 1761,3173 1804,0">
          <text:p/>
        </draw:polyline>
        <draw:polyline draw:style-name="gr9" draw:text-style-name="P3" draw:layer="layout" svg:width="1.803cm" svg:height="4.96cm" svg:x="26.781cm" svg:y="1.581cm" svg:viewBox="0 0 1804 4961" draw:points="0,4961 1709,3204 1804,0">
          <text:p/>
        </draw:polyline>
        <draw:line draw:style-name="gr8" draw:text-style-name="P3" draw:layer="layout" svg:x1="24.799cm" svg:y1="5.846cm" svg:x2="24.751cm" svg:y2="5.89cm">
          <text:p/>
        </draw:line>
        <draw:frame draw:style-name="gr10" draw:text-style-name="P7" draw:layer="layout" svg:width="0.984cm" svg:height="0.788cm" svg:x="21.643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25.783cm" svg:y1="6.181cm" svg:x2="25.737cm" svg:y2="6.226cm">
          <text:p/>
        </draw:line>
        <draw:frame draw:style-name="gr10" draw:text-style-name="P7" draw:layer="layout" svg:width="0.705cm" svg:height="0.788cm" svg:x="24.573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26.797cm" svg:y1="6.526cm" svg:x2="26.751cm" svg:y2="6.573cm">
          <text:p/>
        </draw:line>
        <draw:frame draw:style-name="gr10" draw:text-style-name="P7" draw:layer="layout" svg:width="0.705cm" svg:height="0.788cm" svg:x="25.471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29.044cm" svg:y1="4.954cm" svg:x2="27.365cm" svg:y2="6.741cm">
          <text:p/>
        </draw:line>
        <draw:polyline draw:style-name="gr9" draw:text-style-name="P3" draw:layer="layout" svg:width="3.206cm" svg:height="4.296cm" svg:x="24.48cm" svg:y="2.102cm" svg:viewBox="0 0 3207 4297" draw:points="0,0 112,3262 3207,4297">
          <text:p/>
        </draw:polyline>
        <draw:polyline draw:style-name="gr9" draw:text-style-name="P3" draw:layer="layout" svg:width="3.122cm" svg:height="4.193cm" svg:x="25.114cm" svg:y="1.62cm" svg:viewBox="0 0 3123 4194" draw:points="0,0 78,3208 3123,4194">
          <text:p/>
        </draw:polyline>
        <draw:polyline draw:style-name="gr9" draw:text-style-name="P3" draw:layer="layout" svg:width="3.042cm" svg:height="4.094cm" svg:x="25.717cm" svg:y="1.162cm" svg:viewBox="0 0 3043 4095" draw:points="0,0 47,3156 3043,4095">
          <text:p/>
        </draw:polyline>
        <draw:line draw:style-name="gr8" draw:text-style-name="P3" draw:layer="layout" svg:x1="27.661cm" svg:y1="6.389cm" svg:x2="27.739cm" svg:y2="6.416cm">
          <text:p/>
        </draw:line>
        <draw:frame draw:style-name="gr10" draw:text-style-name="P7" draw:layer="layout" svg:width="0.705cm" svg:height="0.788cm" svg:x="26.503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28.211cm" svg:y1="5.804cm" svg:x2="28.288cm" svg:y2="5.83cm">
          <text:p/>
        </draw:line>
        <draw:frame draw:style-name="gr10" draw:text-style-name="P7" draw:layer="layout" svg:width="0.705cm" svg:height="0.788cm" svg:x="27.734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28.734cm" svg:y1="5.248cm" svg:x2="28.81cm" svg:y2="5.272cm">
          <text:p/>
        </draw:line>
        <draw:frame draw:style-name="gr10" draw:text-style-name="P7" draw:layer="layout" svg:width="0.705cm" svg:height="0.788cm" svg:x="28.194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29.043cm" svg:y1="4.955cm" svg:x2="29.168cm" svg:y2="1.735cm">
          <text:p/>
        </draw:line>
        <draw:polyline draw:style-name="gr9" draw:text-style-name="P3" draw:layer="layout" svg:width="4.806cm" svg:height="1.633cm" svg:x="24.239cm" svg:y="3.98cm" svg:viewBox="0 0 4807 1634" draw:points="4807,914 1834,0 0,1634">
          <text:p/>
        </draw:polyline>
        <draw:polyline draw:style-name="gr9" draw:text-style-name="P3" draw:layer="layout" svg:width="4.854cm" svg:height="1.603cm" svg:x="24.214cm" svg:y="3.403cm" svg:viewBox="0 0 4855 1604" draw:points="4855,897 1854,0 0,1604">
          <text:p/>
        </draw:polyline>
        <draw:polyline draw:style-name="gr9" draw:text-style-name="P3" draw:layer="layout" svg:width="4.902cm" svg:height="1.573cm" svg:x="24.189cm" svg:y="2.814cm" svg:viewBox="0 0 4903 1574" draw:points="4903,879 1873,0 0,1574">
          <text:p/>
        </draw:polyline>
        <draw:polyline draw:style-name="gr9" draw:text-style-name="P3" draw:layer="layout" svg:width="4.951cm" svg:height="1.542cm" svg:x="24.164cm" svg:y="2.214cm" svg:viewBox="0 0 4952 1543" draw:points="4952,862 1892,0 0,1543">
          <text:p/>
        </draw:polyline>
        <draw:polyline draw:style-name="gr9" draw:text-style-name="P3" draw:layer="layout" svg:width="5.001cm" svg:height="1.508cm" svg:x="24.138cm" svg:y="1.603cm" svg:viewBox="0 0 5002 1509" draw:points="5002,843 1912,0 0,1509">
          <text:p/>
        </draw:polyline>
        <draw:polyline draw:style-name="gr9" draw:text-style-name="P3" draw:layer="layout" svg:width="5.053cm" svg:height="1.473cm" svg:x="24.111cm" svg:y="0.98cm" svg:viewBox="0 0 5054 1474" draw:points="5054,822 1933,0 0,1474">
          <text:p/>
        </draw:polyline>
        <draw:line draw:style-name="gr8" draw:text-style-name="P3" draw:layer="layout" svg:x1="29.02cm" svg:y1="4.885cm" svg:x2="29.096cm" svg:y2="4.909cm">
          <text:p/>
        </draw:line>
        <draw:frame draw:style-name="gr10" draw:text-style-name="P7" draw:layer="layout" svg:width="0.705cm" svg:height="0.788cm" svg:x="28.733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29.043cm" svg:y1="4.291cm" svg:x2="29.119cm" svg:y2="4.315cm">
          <text:p/>
        </draw:line>
        <draw:line draw:style-name="gr8" draw:text-style-name="P3" draw:layer="layout" svg:x1="29.066cm" svg:y1="3.686cm" svg:x2="29.143cm" svg:y2="3.709cm">
          <text:p/>
        </draw:line>
        <draw:line draw:style-name="gr8" draw:text-style-name="P3" draw:layer="layout" svg:x1="29.089cm" svg:y1="3.068cm" svg:x2="29.167cm" svg:y2="3.091cm">
          <text:p/>
        </draw:line>
        <draw:line draw:style-name="gr8" draw:text-style-name="P3" draw:layer="layout" svg:x1="29.114cm" svg:y1="2.438cm" svg:x2="29.192cm" svg:y2="2.46cm">
          <text:p/>
        </draw:line>
        <draw:line draw:style-name="gr8" draw:text-style-name="P3" draw:layer="layout" svg:x1="29.138cm" svg:y1="1.795cm" svg:x2="29.217cm" svg:y2="1.817cm">
          <text:p/>
        </draw:line>
        <draw:frame draw:style-name="gr10" draw:text-style-name="P7" draw:layer="layout" svg:width="0.984cm" svg:height="0.788cm" svg:x="29.054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2cm" svg:height="0.236cm" svg:x="25.986cm" svg:y="4.12cm" svg:viewBox="0 0 743 237" draw:points="1,6 743,237 743,230 0,0">
          <text:p/>
        </draw:polygon>
        <draw:polygon draw:style-name="gr12" draw:text-style-name="P9" draw:layer="layout" svg:width="0.449cm" svg:height="0.407cm" svg:x="25.538cm" svg:y="4.12cm" svg:viewBox="0 0 450 408" draw:points="0,408 450,6 449,0 0,402">
          <text:p/>
        </draw:polygon>
        <draw:polygon draw:style-name="gr13" draw:text-style-name="P10" draw:layer="layout" svg:width="1.19cm" svg:height="0.639cm" svg:x="25.538cm" svg:y="4.126cm" svg:viewBox="0 0 1191 640" draw:points="0,402 751,640 1191,231 450,0">
          <text:p/>
        </draw:polygon>
        <draw:polygon draw:style-name="gr13" draw:text-style-name="P10" draw:layer="layout" svg:width="1.19cm" svg:height="0.639cm" svg:x="25.538cm" svg:y="4.12cm" svg:viewBox="0 0 1191 640" draw:points="0,402 751,640 1191,230 449,0">
          <text:p/>
        </draw:polygon>
        <draw:polygon draw:style-name="gr12" draw:text-style-name="P9" draw:layer="layout" svg:width="0.44cm" svg:height="0.416cm" svg:x="26.288cm" svg:y="4.349cm" svg:viewBox="0 0 441 417" draw:points="0,417 441,7 441,0 0,411">
          <text:p/>
        </draw:polygon>
        <draw:polygon draw:style-name="gr11" draw:text-style-name="P8" draw:layer="layout" svg:width="0.75cm" svg:height="0.244cm" svg:x="25.538cm" svg:y="4.521cm" svg:viewBox="0 0 751 245" draw:points="0,6 751,245 751,239 0,0">
          <text:p/>
        </draw:polygon>
        <draw:polygon draw:style-name="gr11" draw:text-style-name="P8" draw:layer="layout" svg:width="0.753cm" svg:height="0.246cm" svg:x="25.423cm" svg:y="4.624cm" svg:viewBox="0 0 754 247" draw:points="0,5 754,247 754,241 0,0">
          <text:p/>
        </draw:polygon>
        <draw:polygon draw:style-name="gr12" draw:text-style-name="P9" draw:layer="layout" svg:width="0.471cm" svg:height="0.426cm" svg:x="24.952cm" svg:y="4.624cm" svg:viewBox="0 0 472 427" draw:points="0,427 472,5 472,0 0,421">
          <text:p/>
        </draw:polygon>
        <draw:polygon draw:style-name="gr13" draw:text-style-name="P10" draw:layer="layout" svg:width="1.224cm" svg:height="0.671cm" svg:x="24.952cm" svg:y="4.629cm" svg:viewBox="0 0 1225 672" draw:points="0,422 763,672 1225,241 472,0">
          <text:p/>
        </draw:polygon>
        <draw:polygon draw:style-name="gr13" draw:text-style-name="P10" draw:layer="layout" svg:width="1.224cm" svg:height="0.67cm" svg:x="24.952cm" svg:y="4.624cm" svg:viewBox="0 0 1225 671" draw:points="0,421 763,671 1225,240 472,0">
          <text:p/>
        </draw:polygon>
        <draw:polygon draw:style-name="gr12" draw:text-style-name="P9" draw:layer="layout" svg:width="0.462cm" svg:height="0.436cm" svg:x="25.714cm" svg:y="4.864cm" svg:viewBox="0 0 463 437" draw:points="0,437 463,6 463,0 0,431">
          <text:p/>
        </draw:polygon>
        <draw:polygon draw:style-name="gr11" draw:text-style-name="P8" draw:layer="layout" svg:width="0.762cm" svg:height="0.256cm" svg:x="24.952cm" svg:y="5.044cm" svg:viewBox="0 0 763 257" draw:points="0,6 763,257 763,251 0,0">
          <text:p/>
        </draw:polygon>
        <draw:polygon draw:style-name="gr13" draw:text-style-name="P10" draw:layer="layout" svg:width="1.258cm" svg:height="0.704cm" svg:x="24.338cm" svg:y="5.157cm" svg:viewBox="0 0 1259 705" draw:points="0,442 775,705 1259,254 495,0">
          <text:p/>
        </draw:polygon>
        <draw:polygon draw:style-name="gr11" draw:text-style-name="P8" draw:layer="layout" svg:width="0.858cm" svg:height="3.356cm" svg:x="24.738cm" svg:y="2.054cm" svg:viewBox="0 0 859 3357" draw:points="94,3104 859,3357 804,228 0,0">
          <text:p/>
        </draw:polygon>
        <draw:polygon draw:style-name="gr12" draw:text-style-name="P9" draw:layer="layout" svg:width="0.616cm" svg:height="3.544cm" svg:x="24.216cm" svg:y="2.054cm" svg:viewBox="0 0 617 3545" draw:points="123,3545 617,3103 523,0 0,399">
          <text:p/>
        </draw:polygon>
        <draw:polygon draw:style-name="gr12" draw:text-style-name="P9" draw:layer="layout" svg:width="0.566cm" svg:height="3.579cm" svg:x="25.03cm" svg:y="2.282cm" svg:viewBox="0 0 567 3580" draw:points="82,3580 567,3129 512,0 0,409">
          <text:p/>
        </draw:polygon>
        <draw:polygon draw:style-name="gr11" draw:text-style-name="P8" draw:layer="layout" svg:width="0.896cm" svg:height="3.408cm" svg:x="24.216cm" svg:y="2.453cm" svg:viewBox="0 0 897 3409" draw:points="122,3146 897,3409 815,238 0,0">
          <text:p/>
        </draw:polygon>
        <draw:polygon draw:style-name="gr13" draw:text-style-name="P10" draw:layer="layout" svg:width="1.325cm" svg:height="0.637cm" svg:x="24.216cm" svg:y="2.054cm" svg:viewBox="0 0 1326 638" draw:points="0,400 815,638 1326,229 523,0">
          <text:p/>
        </draw:polygon>
        <draw:polygon draw:style-name="gr14" draw:text-style-name="P11" draw:layer="layout" svg:width="0.762cm" svg:height="0.273cm" svg:x="26.916cm" svg:y="4.377cm" svg:viewBox="0 0 763 274" draw:points="0,37 762,274 763,236 0,0">
          <text:p/>
        </draw:polygon>
        <draw:polygon draw:style-name="gr15" draw:text-style-name="P12" draw:layer="layout" svg:width="0.438cm" svg:height="0.449cm" svg:x="26.478cm" svg:y="4.377cm" svg:viewBox="0 0 439 450" draw:points="0,450 439,37 439,0 0,412">
          <text:p/>
        </draw:polygon>
        <draw:polygon draw:style-name="gr16" draw:text-style-name="P13" draw:layer="layout" svg:width="1.199cm" svg:height="0.657cm" svg:x="26.478cm" svg:y="4.414cm" svg:viewBox="0 0 1200 658" draw:points="0,412 773,658 1200,236 438,0">
          <text:p/>
        </draw:polygon>
        <draw:polygon draw:style-name="gr16" draw:text-style-name="P13" draw:layer="layout" svg:width="1.2cm" svg:height="0.656cm" svg:x="26.478cm" svg:y="4.377cm" svg:viewBox="0 0 1201 657" draw:points="0,411 773,657 1201,235 438,0">
          <text:p/>
        </draw:polygon>
        <draw:polygon draw:style-name="gr15" draw:text-style-name="P12" draw:layer="layout" svg:width="0.428cm" svg:height="0.459cm" svg:x="27.25cm" svg:y="4.612cm" svg:viewBox="0 0 429 460" draw:points="0,460 428,38 429,0 0,422">
          <text:p/>
        </draw:polygon>
        <draw:polygon draw:style-name="gr14" draw:text-style-name="P11" draw:layer="layout" svg:width="0.772cm" svg:height="0.283cm" svg:x="26.478cm" svg:y="4.788cm" svg:viewBox="0 0 773 284" draw:points="0,38 773,284 773,246 0,0">
          <text:p/>
        </draw:polygon>
        <draw:polygon draw:style-name="gr16" draw:text-style-name="P13" draw:layer="layout" svg:width="1.232cm" svg:height="0.689cm" svg:x="25.908cm" svg:y="4.931cm" svg:viewBox="0 0 1233 690" draw:points="0,433 785,690 1233,248 458,0">
          <text:p/>
        </draw:polygon>
        <draw:polygon draw:style-name="gr14" draw:text-style-name="P11" draw:layer="layout" svg:width="0.812cm" svg:height="3.214cm" svg:x="26.351cm" svg:y="1.964cm" svg:viewBox="0 0 813 3215" draw:points="16,2968 790,3215 813,225 0,0">
          <text:p/>
        </draw:polygon>
        <draw:polygon draw:style-name="gr14" draw:text-style-name="P11" draw:layer="layout" svg:width="0.788cm" svg:height="0.339cm" svg:x="25.789cm" svg:y="5.394cm" svg:viewBox="0 0 789 340" draw:points="1,80 789,340 789,260 0,0">
          <text:p/>
        </draw:polygon>
        <draw:polygon draw:style-name="gr15" draw:text-style-name="P12" draw:layer="layout" svg:width="0.497cm" svg:height="3.399cm" svg:x="25.869cm" svg:y="1.964cm" svg:viewBox="0 0 498 3400" draw:points="39,3400 498,2967 483,0 0,392">
          <text:p/>
        </draw:polygon>
        <draw:polygon draw:style-name="gr15" draw:text-style-name="P12" draw:layer="layout" svg:width="0.484cm" svg:height="0.533cm" svg:x="25.306cm" svg:y="5.394cm" svg:viewBox="0 0 485 534" draw:points="2,534 485,80 484,0 0,454">
          <text:p/>
        </draw:polygon>
        <draw:polygon draw:style-name="gr16" draw:text-style-name="P13" draw:layer="layout" svg:width="1.269cm" svg:height="0.724cm" svg:x="25.308cm" svg:y="5.474cm" svg:viewBox="0 0 1270 725" draw:points="0,453 798,725 1270,259 482,0">
          <text:p/>
        </draw:polygon>
        <draw:polygon draw:style-name="gr16" draw:text-style-name="P13" draw:layer="layout" svg:width="1.271cm" svg:height="0.723cm" svg:x="25.306cm" svg:y="5.394cm" svg:viewBox="0 0 1272 724" draw:points="0,454 799,724 1272,260 483,0">
          <text:p/>
        </draw:polygon>
        <draw:polygon draw:style-name="gr15" draw:text-style-name="P12" draw:layer="layout" svg:width="0.471cm" svg:height="3.431cm" svg:x="26.692cm" svg:y="2.189cm" svg:viewBox="0 0 472 3432" draw:points="0,3432 449,2990 472,0 0,401">
          <text:p/>
        </draw:polygon>
        <draw:polygon draw:style-name="gr15" draw:text-style-name="P12" draw:layer="layout" svg:width="0.473cm" svg:height="0.545cm" svg:x="26.104cm" svg:y="5.653cm" svg:viewBox="0 0 474 546" draw:points="1,546 474,81 474,0 0,465">
          <text:p/>
        </draw:polygon>
        <draw:polygon draw:style-name="gr14" draw:text-style-name="P11" draw:layer="layout" svg:width="0.823cm" svg:height="3.264cm" svg:x="25.869cm" svg:y="2.356cm" svg:viewBox="0 0 824 3265" draw:points="40,3008 824,3265 824,234 0,0">
          <text:p/>
        </draw:polygon>
        <draw:polygon draw:style-name="gr14" draw:text-style-name="P11" draw:layer="layout" svg:width="0.799cm" svg:height="0.351cm" svg:x="25.306cm" svg:y="5.847cm" svg:viewBox="0 0 800 352" draw:points="2,80 800,352 799,270 0,0">
          <text:p/>
        </draw:polygon>
        <draw:polygon draw:style-name="gr16" draw:text-style-name="P13" draw:layer="layout" svg:width="1.294cm" svg:height="0.626cm" svg:x="25.869cm" svg:y="1.964cm" svg:viewBox="0 0 1295 627" draw:points="0,393 824,627 1295,225 482,0">
          <text:p/>
        </draw:polygon>
        <draw:polygon draw:style-name="gr17" draw:text-style-name="P14" draw:layer="layout" svg:width="0.793cm" svg:height="0.551cm" svg:x="27.87cm" svg:y="4.401cm" svg:viewBox="0 0 794 552" draw:points="0,309 784,552 794,240 6,0">
          <text:p/>
        </draw:polygon>
        <draw:polygon draw:style-name="gr18" draw:text-style-name="P15" draw:layer="layout" svg:width="0.431cm" svg:height="0.732cm" svg:x="27.445cm" svg:y="4.401cm" svg:viewBox="0 0 432 733" draw:points="0,733 426,308 432,0 4,421">
          <text:p/>
        </draw:polygon>
        <draw:polygon draw:style-name="gr19" draw:text-style-name="P16" draw:layer="layout" svg:width="1.208cm" svg:height="0.676cm" svg:x="27.445cm" svg:y="4.709cm" svg:viewBox="0 0 1209 677" draw:points="0,425 794,677 1209,243 425,0">
          <text:p/>
        </draw:polygon>
        <draw:polygon draw:style-name="gr19" draw:text-style-name="P16" draw:layer="layout" svg:width="1.214cm" svg:height="0.669cm" svg:x="27.449cm" svg:y="4.401cm" svg:viewBox="0 0 1215 670" draw:points="0,420 798,670 1215,240 427,0">
          <text:p/>
        </draw:polygon>
        <draw:polygon draw:style-name="gr18" draw:text-style-name="P15" draw:layer="layout" svg:width="0.424cm" svg:height="0.744cm" svg:x="28.239cm" svg:y="4.641cm" svg:viewBox="0 0 425 745" draw:points="0,745 415,312 425,0 8,430">
          <text:p/>
        </draw:polygon>
        <draw:polygon draw:style-name="gr17" draw:text-style-name="P14" draw:layer="layout" svg:width="0.802cm" svg:height="0.564cm" svg:x="27.445cm" svg:y="4.821cm" svg:viewBox="0 0 803 565" draw:points="0,312 795,565 803,249 4,0">
          <text:p/>
        </draw:polygon>
        <draw:polygon draw:style-name="gr17" draw:text-style-name="P14" draw:layer="layout" svg:width="0.799cm" svg:height="0.418cm" svg:x="27.337cm" svg:y="5.077cm" svg:viewBox="0 0 800 419" draw:points="0,165 797,419 800,255 1,0">
          <text:p/>
        </draw:polygon>
        <draw:polygon draw:style-name="gr18" draw:text-style-name="P15" draw:layer="layout" svg:width="0.447cm" svg:height="0.608cm" svg:x="26.891cm" svg:y="5.077cm" svg:viewBox="0 0 448 609" draw:points="0,609 447,165 448,0 0,444">
          <text:p/>
        </draw:polygon>
        <draw:polygon draw:style-name="gr19" draw:text-style-name="P16" draw:layer="layout" svg:width="1.242cm" svg:height="0.709cm" svg:x="26.891cm" svg:y="5.241cm" svg:viewBox="0 0 1243 710" draw:points="0,445 806,710 1243,255 446,0">
          <text:p/>
        </draw:polygon>
        <draw:polygon draw:style-name="gr19" draw:text-style-name="P16" draw:layer="layout" svg:width="1.245cm" svg:height="0.706cm" svg:x="26.891cm" svg:y="5.077cm" svg:viewBox="0 0 1246 707" draw:points="0,444 809,707 1246,255 447,0">
          <text:p/>
        </draw:polygon>
        <draw:polygon draw:style-name="gr18" draw:text-style-name="P15" draw:layer="layout" svg:width="0.439cm" svg:height="0.619cm" svg:x="27.697cm" svg:y="5.331cm" svg:viewBox="0 0 440 620" draw:points="0,620 437,164 440,0 3,452">
          <text:p/>
        </draw:polygon>
        <draw:polygon draw:style-name="gr17" draw:text-style-name="P14" draw:layer="layout" svg:width="0.809cm" svg:height="0.43cm" svg:x="26.891cm" svg:y="5.52cm" svg:viewBox="0 0 810 431" draw:points="0,165 807,431 810,263 0,0">
          <text:p/>
        </draw:polygon>
        <draw:polygon draw:style-name="gr19" draw:text-style-name="P16" draw:layer="layout" svg:width="1.279cm" svg:height="0.746cm" svg:x="26.307cm" svg:y="5.799cm" svg:viewBox="0 0 1280 747" draw:points="0,467 821,747 1280,268 469,0">
          <text:p/>
        </draw:polygon>
        <draw:polygon draw:style-name="gr17" draw:text-style-name="P14" draw:layer="layout" svg:width="0.85cm" svg:height="2.915cm" svg:x="26.776cm" svg:y="3.152cm" svg:viewBox="0 0 851 2916" draw:points="0,2648 810,2916 851,247 4,0">
          <text:p/>
        </draw:polygon>
        <draw:polygon draw:style-name="gr18" draw:text-style-name="P15" draw:layer="layout" svg:width="0.489cm" svg:height="3.114cm" svg:x="26.291cm" svg:y="3.152cm" svg:viewBox="0 0 490 3115" draw:points="16,3115 486,2648 490,0 0,431">
          <text:p/>
        </draw:polygon>
        <draw:polygon draw:style-name="gr18" draw:text-style-name="P15" draw:layer="layout" svg:width="0.498cm" svg:height="3.146cm" svg:x="27.128cm" svg:y="3.399cm" svg:viewBox="0 0 499 3147" draw:points="0,3147 459,2669 499,0 20,442">
          <text:p/>
        </draw:polygon>
        <draw:polygon draw:style-name="gr17" draw:text-style-name="P14" draw:layer="layout" svg:width="0.857cm" svg:height="2.962cm" svg:x="26.291cm" svg:y="3.583cm" svg:viewBox="0 0 858 2963" draw:points="16,2684 838,2963 858,258 0,0">
          <text:p/>
        </draw:polygon>
        <draw:polygon draw:style-name="gr19" draw:text-style-name="P16" draw:layer="layout" svg:width="1.335cm" svg:height="0.689cm" svg:x="26.291cm" svg:y="3.152cm" svg:viewBox="0 0 1336 690" draw:points="0,431 857,690 1336,247 489,0">
          <text:p/>
        </draw:polygon>
        <draw:polygon draw:style-name="gr1" draw:text-style-name="P1" draw:layer="layout" svg:width="6.403cm" svg:height="6.672cm" svg:x="30.937cm" svg:y="0.478cm" svg:viewBox="0 0 6404 6673" draw:points="0,6673 6404,6673 6404,0 0,0">
          <text:p/>
        </draw:polygon>
        <draw:polygon draw:style-name="gr2" draw:text-style-name="P2" draw:layer="layout" svg:width="1.965cm" svg:height="4.761cm" svg:x="31.653cm" svg:y="0.914cm" svg:viewBox="0 0 1966 4762" draw:points="133,4762 1966,3127 1936,0 0,1471">
          <text:p/>
        </draw:polygon>
        <draw:polyline draw:style-name="gr3" draw:text-style-name="P3" draw:layer="layout" svg:width="1.965cm" svg:height="4.761cm" svg:x="31.653cm" svg:y="0.914cm" svg:viewBox="0 0 1966 4762" draw:points="133,4762 1966,3127 1936,0 0,1471">
          <text:p/>
        </draw:polyline>
        <draw:polygon draw:style-name="gr4" draw:text-style-name="P4" draw:layer="layout" svg:width="3.123cm" svg:height="4.04cm" svg:x="33.588cm" svg:y="0.914cm" svg:viewBox="0 0 3124 4041" draw:points="30,3127 3000,4041 3124,821 0,0">
          <text:p/>
        </draw:polygon>
        <draw:polyline draw:style-name="gr5" draw:text-style-name="P3" draw:layer="layout" svg:width="3.123cm" svg:height="4.04cm" svg:x="33.588cm" svg:y="0.914cm" svg:viewBox="0 0 3124 4041" draw:points="30,3127 3000,4041 3124,821 0,0">
          <text:p/>
        </draw:polyline>
        <draw:polygon draw:style-name="gr6" draw:text-style-name="P5" draw:layer="layout" svg:width="4.801cm" svg:height="2.7cm" svg:x="31.786cm" svg:y="4.04cm" svg:viewBox="0 0 4802 2701" draw:points="0,1636 3123,2701 4802,915 1832,0">
          <text:p/>
        </draw:polygon>
        <draw:polyline draw:style-name="gr7" draw:text-style-name="P3" draw:layer="layout" svg:width="4.801cm" svg:height="2.7cm" svg:x="31.786cm" svg:y="4.04cm" svg:viewBox="0 0 4802 2701" draw:points="0,1636 3123,2701 4802,915 1832,0">
          <text:p/>
        </draw:polyline>
        <draw:line draw:style-name="gr8" draw:text-style-name="P3" draw:layer="layout" svg:x1="31.786cm" svg:y1="5.675cm" svg:x2="34.91cm" svg:y2="6.741cm">
          <text:p/>
        </draw:line>
        <draw:polyline draw:style-name="gr9" draw:text-style-name="P3" draw:layer="layout" svg:width="1.807cm" svg:height="4.803cm" svg:x="32.327cm" svg:y="1.057cm" svg:viewBox="0 0 1808 4804" draw:points="0,4804 1808,3143 1804,0">
          <text:p/>
        </draw:polyline>
        <draw:polyline draw:style-name="gr9" draw:text-style-name="P3" draw:layer="layout" svg:width="1.803cm" svg:height="4.881cm" svg:x="33.312cm" svg:y="1.315cm" svg:viewBox="0 0 1804 4882" draw:points="0,4882 1760,3173 1804,0">
          <text:p/>
        </draw:polyline>
        <draw:polyline draw:style-name="gr9" draw:text-style-name="P3" draw:layer="layout" svg:width="1.803cm" svg:height="4.96cm" svg:x="34.325cm" svg:y="1.581cm" svg:viewBox="0 0 1804 4961" draw:points="0,4961 1710,3204 1804,0">
          <text:p/>
        </draw:polyline>
        <draw:line draw:style-name="gr8" draw:text-style-name="P3" draw:layer="layout" svg:x1="32.344cm" svg:y1="5.846cm" svg:x2="32.296cm" svg:y2="5.89cm">
          <text:p/>
        </draw:line>
        <draw:frame draw:style-name="gr10" draw:text-style-name="P7" draw:layer="layout" svg:width="0.984cm" svg:height="0.788cm" svg:x="29.187cm" svg:y="1.377cm">
          <draw:text-box>
            <text:p text:style-name="P6"><text:span text:style-name="T1">1.0</text:span></text:p>
          </draw:text-box>
        </draw:frame>
        <draw:line draw:style-name="gr8" draw:text-style-name="P3" draw:layer="layout" svg:x1="33.328cm" svg:y1="6.181cm" svg:x2="33.281cm" svg:y2="6.226cm">
          <text:p/>
        </draw:line>
        <draw:frame draw:style-name="gr10" draw:text-style-name="P7" draw:layer="layout" svg:width="0.705cm" svg:height="0.788cm" svg:x="32.118cm" svg:y="5.727cm">
          <draw:text-box>
            <text:p text:style-name="P6"><text:span text:style-name="T1">I</text:span></text:p>
          </draw:text-box>
        </draw:frame>
        <draw:line draw:style-name="gr8" draw:text-style-name="P3" draw:layer="layout" svg:x1="34.341cm" svg:y1="6.526cm" svg:x2="34.296cm" svg:y2="6.573cm">
          <text:p/>
        </draw:line>
        <draw:frame draw:style-name="gr10" draw:text-style-name="P7" draw:layer="layout" svg:width="0.705cm" svg:height="0.788cm" svg:x="33.016cm" svg:y="6.065cm">
          <draw:text-box>
            <text:p text:style-name="P6"><text:span text:style-name="T1">O</text:span></text:p>
          </draw:text-box>
        </draw:frame>
        <draw:line draw:style-name="gr8" draw:text-style-name="P3" draw:layer="layout" svg:x1="36.588cm" svg:y1="4.954cm" svg:x2="34.909cm" svg:y2="6.741cm">
          <text:p/>
        </draw:line>
        <draw:polyline draw:style-name="gr9" draw:text-style-name="P3" draw:layer="layout" svg:width="3.207cm" svg:height="4.296cm" svg:x="32.024cm" svg:y="2.102cm" svg:viewBox="0 0 3208 4297" draw:points="0,0 112,3262 3208,4297">
          <text:p/>
        </draw:polyline>
        <draw:polyline draw:style-name="gr9" draw:text-style-name="P3" draw:layer="layout" svg:width="3.123cm" svg:height="4.193cm" svg:x="32.658cm" svg:y="1.62cm" svg:viewBox="0 0 3124 4194" draw:points="0,0 78,3208 3124,4194">
          <text:p/>
        </draw:polyline>
        <draw:polyline draw:style-name="gr9" draw:text-style-name="P3" draw:layer="layout" svg:width="3.043cm" svg:height="4.094cm" svg:x="33.261cm" svg:y="1.162cm" svg:viewBox="0 0 3044 4095" draw:points="0,0 47,3156 3044,4095">
          <text:p/>
        </draw:polyline>
        <draw:line draw:style-name="gr8" draw:text-style-name="P3" draw:layer="layout" svg:x1="35.205cm" svg:y1="6.389cm" svg:x2="35.284cm" svg:y2="6.416cm">
          <text:p/>
        </draw:line>
        <draw:frame draw:style-name="gr10" draw:text-style-name="P7" draw:layer="layout" svg:width="0.705cm" svg:height="0.788cm" svg:x="34.047cm" svg:y="6.414cm">
          <draw:text-box>
            <text:p text:style-name="P6"><text:span text:style-name="T1">B</text:span></text:p>
          </draw:text-box>
        </draw:frame>
        <draw:line draw:style-name="gr8" draw:text-style-name="P3" draw:layer="layout" svg:x1="35.755cm" svg:y1="5.804cm" svg:x2="35.832cm" svg:y2="5.83cm">
          <text:p/>
        </draw:line>
        <draw:frame draw:style-name="gr10" draw:text-style-name="P7" draw:layer="layout" svg:width="0.705cm" svg:height="0.788cm" svg:x="35.278cm" svg:y="6.144cm">
          <draw:text-box>
            <text:p text:style-name="P6"><text:span text:style-name="T1">I</text:span></text:p>
          </draw:text-box>
        </draw:frame>
        <draw:line draw:style-name="gr8" draw:text-style-name="P3" draw:layer="layout" svg:x1="36.279cm" svg:y1="5.248cm" svg:x2="36.355cm" svg:y2="5.272cm">
          <text:p/>
        </draw:line>
        <draw:frame draw:style-name="gr10" draw:text-style-name="P7" draw:layer="layout" svg:width="0.705cm" svg:height="0.788cm" svg:x="35.739cm" svg:y="5.556cm">
          <draw:text-box>
            <text:p text:style-name="P6"><text:span text:style-name="T1">O</text:span></text:p>
          </draw:text-box>
        </draw:frame>
        <draw:line draw:style-name="gr8" draw:text-style-name="P3" draw:layer="layout" svg:x1="36.587cm" svg:y1="4.955cm" svg:x2="36.712cm" svg:y2="1.735cm">
          <text:p/>
        </draw:line>
        <draw:polyline draw:style-name="gr9" draw:text-style-name="P3" draw:layer="layout" svg:width="4.806cm" svg:height="1.633cm" svg:x="31.783cm" svg:y="3.98cm" svg:viewBox="0 0 4807 1634" draw:points="4807,914 1835,0 0,1634">
          <text:p/>
        </draw:polyline>
        <draw:polyline draw:style-name="gr9" draw:text-style-name="P3" draw:layer="layout" svg:width="4.853cm" svg:height="1.603cm" svg:x="31.759cm" svg:y="3.403cm" svg:viewBox="0 0 4854 1604" draw:points="4854,897 1853,0 0,1604">
          <text:p/>
        </draw:polyline>
        <draw:polyline draw:style-name="gr9" draw:text-style-name="P3" draw:layer="layout" svg:width="4.901cm" svg:height="1.573cm" svg:x="31.734cm" svg:y="2.814cm" svg:viewBox="0 0 4902 1574" draw:points="4902,879 1873,0 0,1574">
          <text:p/>
        </draw:polyline>
        <draw:polyline draw:style-name="gr9" draw:text-style-name="P3" draw:layer="layout" svg:width="4.951cm" svg:height="1.542cm" svg:x="31.708cm" svg:y="2.214cm" svg:viewBox="0 0 4952 1543" draw:points="4952,862 1893,0 0,1543">
          <text:p/>
        </draw:polyline>
        <draw:polyline draw:style-name="gr9" draw:text-style-name="P3" draw:layer="layout" svg:width="5.002cm" svg:height="1.508cm" svg:x="31.682cm" svg:y="1.603cm" svg:viewBox="0 0 5003 1509" draw:points="5003,843 1913,0 0,1509">
          <text:p/>
        </draw:polyline>
        <draw:polyline draw:style-name="gr9" draw:text-style-name="P3" draw:layer="layout" svg:width="5.052cm" svg:height="1.473cm" svg:x="31.656cm" svg:y="0.98cm" svg:viewBox="0 0 5053 1474" draw:points="5053,822 1933,0 0,1474">
          <text:p/>
        </draw:polyline>
        <draw:line draw:style-name="gr8" draw:text-style-name="P3" draw:layer="layout" svg:x1="36.565cm" svg:y1="4.885cm" svg:x2="36.64cm" svg:y2="4.909cm">
          <text:p/>
        </draw:line>
        <draw:frame draw:style-name="gr10" draw:text-style-name="P7" draw:layer="layout" svg:width="0.705cm" svg:height="0.788cm" svg:x="36.277cm" svg:y="4.996cm">
          <draw:text-box>
            <text:p text:style-name="P6"><text:span text:style-name="T1">B</text:span></text:p>
          </draw:text-box>
        </draw:frame>
        <draw:line draw:style-name="gr8" draw:text-style-name="P3" draw:layer="layout" svg:x1="36.587cm" svg:y1="4.291cm" svg:x2="36.663cm" svg:y2="4.315cm">
          <text:p/>
        </draw:line>
        <draw:line draw:style-name="gr8" draw:text-style-name="P3" draw:layer="layout" svg:x1="36.61cm" svg:y1="3.686cm" svg:x2="36.687cm" svg:y2="3.709cm">
          <text:p/>
        </draw:line>
        <draw:line draw:style-name="gr8" draw:text-style-name="P3" draw:layer="layout" svg:x1="36.634cm" svg:y1="3.068cm" svg:x2="36.712cm" svg:y2="3.091cm">
          <text:p/>
        </draw:line>
        <draw:line draw:style-name="gr8" draw:text-style-name="P3" draw:layer="layout" svg:x1="36.658cm" svg:y1="2.438cm" svg:x2="36.736cm" svg:y2="2.46cm">
          <text:p/>
        </draw:line>
        <draw:line draw:style-name="gr8" draw:text-style-name="P3" draw:layer="layout" svg:x1="36.682cm" svg:y1="1.795cm" svg:x2="36.762cm" svg:y2="1.817cm">
          <text:p/>
        </draw:line>
        <draw:frame draw:style-name="gr10" draw:text-style-name="P7" draw:layer="layout" svg:width="0.984cm" svg:height="0.788cm" svg:x="36.598cm" svg:y="4.463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741cm" svg:height="0.267cm" svg:x="33.531cm" svg:y="4.089cm" svg:viewBox="0 0 742 268" draw:points="0,38 742,268 742,230 0,0">
          <text:p/>
        </draw:polygon>
        <draw:polygon draw:style-name="gr12" draw:text-style-name="P9" draw:layer="layout" svg:width="0.45cm" svg:height="0.438cm" svg:x="33.081cm" svg:y="4.089cm" svg:viewBox="0 0 451 439" draw:points="1,439 451,37 451,0 0,401">
          <text:p/>
        </draw:polygon>
        <draw:polygon draw:style-name="gr13" draw:text-style-name="P10" draw:layer="layout" svg:width="1.19cm" svg:height="0.639cm" svg:x="33.082cm" svg:y="4.126cm" svg:viewBox="0 0 1191 640" draw:points="0,402 751,640 1191,231 449,0">
          <text:p/>
        </draw:polygon>
        <draw:polygon draw:style-name="gr13" draw:text-style-name="P10" draw:layer="layout" svg:width="1.191cm" svg:height="0.638cm" svg:x="33.081cm" svg:y="4.089cm" svg:viewBox="0 0 1192 639" draw:points="0,401 751,639 1192,230 450,0">
          <text:p/>
        </draw:polygon>
        <draw:polygon draw:style-name="gr12" draw:text-style-name="P9" draw:layer="layout" svg:width="0.44cm" svg:height="0.447cm" svg:x="33.832cm" svg:y="4.318cm" svg:viewBox="0 0 441 448" draw:points="1,448 441,38 441,0 0,410">
          <text:p/>
        </draw:polygon>
        <draw:polygon draw:style-name="gr11" draw:text-style-name="P8" draw:layer="layout" svg:width="0.752cm" svg:height="0.276cm" svg:x="33.081cm" svg:y="4.489cm" svg:viewBox="0 0 753 277" draw:points="1,38 753,277 752,239 0,0">
          <text:p/>
        </draw:polygon>
        <draw:polygon draw:style-name="gr11" draw:text-style-name="P8" draw:layer="layout" svg:width="0.759cm" svg:height="0.569cm" svg:x="32.961cm" svg:y="4.301cm" svg:viewBox="0 0 760 570" draw:points="6,328 760,570 757,238 0,0">
          <text:p/>
        </draw:polygon>
        <draw:polygon draw:style-name="gr12" draw:text-style-name="P9" draw:layer="layout" svg:width="0.48cm" svg:height="0.749cm" svg:x="32.487cm" svg:y="4.301cm" svg:viewBox="0 0 481 750" draw:points="10,750 481,328 475,0 0,416">
          <text:p/>
        </draw:polygon>
        <draw:polygon draw:style-name="gr13" draw:text-style-name="P10" draw:layer="layout" svg:width="1.223cm" svg:height="0.671cm" svg:x="32.497cm" svg:y="4.629cm" svg:viewBox="0 0 1224 672" draw:points="0,422 762,672 1224,241 470,0">
          <text:p/>
        </draw:polygon>
        <draw:polygon draw:style-name="gr13" draw:text-style-name="P10" draw:layer="layout" svg:width="1.23cm" svg:height="0.664cm" svg:x="32.487cm" svg:y="4.301cm" svg:viewBox="0 0 1231 665" draw:points="0,417 768,665 1231,239 475,0">
          <text:p/>
        </draw:polygon>
        <draw:polygon draw:style-name="gr12" draw:text-style-name="P9" draw:layer="layout" svg:width="0.466cm" svg:height="0.761cm" svg:x="33.254cm" svg:y="4.539cm" svg:viewBox="0 0 467 762" draw:points="5,762 467,331 464,0 0,427">
          <text:p/>
        </draw:polygon>
        <draw:polygon draw:style-name="gr11" draw:text-style-name="P8" draw:layer="layout" svg:width="0.772cm" svg:height="0.583cm" svg:x="32.487cm" svg:y="4.717cm" svg:viewBox="0 0 773 584" draw:points="10,334 773,584 768,249 0,0">
          <text:p/>
        </draw:polygon>
        <draw:polygon draw:style-name="gr13" draw:text-style-name="P10" draw:layer="layout" svg:width="1.259cm" svg:height="0.704cm" svg:x="31.882cm" svg:y="5.157cm" svg:viewBox="0 0 1260 705" draw:points="0,442 775,705 1260,254 495,0">
          <text:p/>
        </draw:polygon>
        <draw:polygon draw:style-name="gr11" draw:text-style-name="P8" draw:layer="layout" svg:width="0.847cm" svg:height="2.963cm" svg:x="32.294cm" svg:y="2.447cm" svg:viewBox="0 0 848 2964" draw:points="82,2711 848,2964 799,232 0,0">
          <text:p/>
        </draw:polygon>
        <draw:polygon draw:style-name="gr12" draw:text-style-name="P9" draw:layer="layout" svg:width="0.6cm" svg:height="3.151cm" svg:x="31.776cm" svg:y="2.447cm" svg:viewBox="0 0 601 3152" draw:points="106,3152 601,2711 519,0 0,405">
          <text:p/>
        </draw:polygon>
        <draw:polygon draw:style-name="gr12" draw:text-style-name="P9" draw:layer="layout" svg:width="0.557cm" svg:height="3.182cm" svg:x="32.584cm" svg:y="2.679cm" svg:viewBox="0 0 558 3183" draw:points="72,3183 558,2732 509,0 0,414">
          <text:p/>
        </draw:polygon>
        <draw:polygon draw:style-name="gr11" draw:text-style-name="P8" draw:layer="layout" svg:width="0.88cm" svg:height="3.009cm" svg:x="31.776cm" svg:y="2.852cm" svg:viewBox="0 0 881 3010" draw:points="106,2747 881,3010 809,241 0,0">
          <text:p/>
        </draw:polygon>
        <draw:polygon draw:style-name="gr13" draw:text-style-name="P10" draw:layer="layout" svg:width="1.316cm" svg:height="0.646cm" svg:x="31.776cm" svg:y="2.447cm" svg:viewBox="0 0 1317 647" draw:points="0,405 809,647 1317,232 519,0">
          <text:p/>
        </draw:polygon>
        <draw:polygon draw:style-name="gr14" draw:text-style-name="P11" draw:layer="layout" svg:width="0.764cm" svg:height="0.355cm" svg:x="34.46cm" svg:y="4.295cm" svg:viewBox="0 0 765 356" draw:points="0,119 763,356 765,236 0,0">
          <text:p/>
        </draw:polygon>
        <draw:polygon draw:style-name="gr15" draw:text-style-name="P12" draw:layer="layout" svg:width="0.438cm" svg:height="0.531cm" svg:x="34.022cm" svg:y="4.295cm" svg:viewBox="0 0 439 532" draw:points="1,532 439,119 439,0 0,411">
          <text:p/>
        </draw:polygon>
        <draw:polygon draw:style-name="gr16" draw:text-style-name="P13" draw:layer="layout" svg:width="1.199cm" svg:height="0.657cm" svg:x="34.023cm" svg:y="4.414cm" svg:viewBox="0 0 1200 658" draw:points="0,412 772,658 1200,236 438,0">
          <text:p/>
        </draw:polygon>
        <draw:polygon draw:style-name="gr16" draw:text-style-name="P13" draw:layer="layout" svg:width="1.202cm" svg:height="0.654cm" svg:x="34.022cm" svg:y="4.295cm" svg:viewBox="0 0 1203 655" draw:points="0,410 774,655 1203,235 439,0">
          <text:p/>
        </draw:polygon>
        <draw:polygon draw:style-name="gr15" draw:text-style-name="P12" draw:layer="layout" svg:width="0.43cm" svg:height="0.541cm" svg:x="34.794cm" svg:y="4.53cm" svg:viewBox="0 0 431 542" draw:points="0,542 429,121 431,0 1,420">
          <text:p/>
        </draw:polygon>
        <draw:polygon draw:style-name="gr14" draw:text-style-name="P11" draw:layer="layout" svg:width="0.773cm" svg:height="0.366cm" svg:x="34.022cm" svg:y="4.705cm" svg:viewBox="0 0 774 367" draw:points="1,121 773,367 774,245 0,0">
          <text:p/>
        </draw:polygon>
        <draw:polygon draw:style-name="gr16" draw:text-style-name="P13" draw:layer="layout" svg:width="1.233cm" svg:height="0.689cm" svg:x="33.452cm" svg:y="4.931cm" svg:viewBox="0 0 1234 690" draw:points="0,433 785,690 1234,248 460,0">
          <text:p/>
        </draw:polygon>
        <draw:polygon draw:style-name="gr14" draw:text-style-name="P11" draw:layer="layout" svg:width="0.805cm" svg:height="2.677cm" svg:x="33.898cm" svg:y="2.501cm" svg:viewBox="0 0 806 2678" draw:points="13,2431 788,2678 806,229 0,0">
          <text:p/>
        </draw:polygon>
        <draw:polygon draw:style-name="gr15" draw:text-style-name="P12" draw:layer="layout" svg:width="0.49cm" svg:height="2.862cm" svg:x="33.421cm" svg:y="2.501cm" svg:viewBox="0 0 491 2863" draw:points="31,2863 491,2431 478,0 0,400">
          <text:p/>
        </draw:polygon>
        <draw:polygon draw:style-name="gr14" draw:text-style-name="P11" draw:layer="layout" svg:width="0.794cm" svg:height="0.759cm" svg:x="33.327cm" svg:y="4.974cm" svg:viewBox="0 0 795 760" draw:points="8,500 795,760 794,256 0,0">
          <text:p/>
        </draw:polygon>
        <draw:polygon draw:style-name="gr15" draw:text-style-name="P12" draw:layer="layout" svg:width="0.494cm" svg:height="0.953cm" svg:x="32.841cm" svg:y="4.974cm" svg:viewBox="0 0 495 954" draw:points="12,954 495,501 487,0 0,448">
          <text:p/>
        </draw:polygon>
        <draw:polygon draw:style-name="gr16" draw:text-style-name="P13" draw:layer="layout" svg:width="1.268cm" svg:height="0.724cm" svg:x="32.853cm" svg:y="5.474cm" svg:viewBox="0 0 1269 725" draw:points="0,453 798,725 1269,259 482,0">
          <text:p/>
        </draw:polygon>
        <draw:polygon draw:style-name="gr15" draw:text-style-name="P12" draw:layer="layout" svg:width="0.467cm" svg:height="2.89cm" svg:x="34.236cm" svg:y="2.73cm" svg:viewBox="0 0 468 2891" draw:points="0,2891 450,2449 468,0 1,409">
          <text:p/>
        </draw:polygon>
        <draw:polygon draw:style-name="gr14" draw:text-style-name="P11" draw:layer="layout" svg:width="0.816cm" svg:height="2.719cm" svg:x="33.421cm" svg:y="2.901cm" svg:viewBox="0 0 817 2720" draw:points="31,2463 816,2720 817,238 0,0">
          <text:p/>
        </draw:polygon>
        <draw:polygon draw:style-name="gr16" draw:text-style-name="P13" draw:layer="layout" svg:width="1.279cm" svg:height="0.714cm" svg:x="32.841cm" svg:y="4.974cm" svg:viewBox="0 0 1280 715" draw:points="0,448 804,715 1280,256 486,0">
          <text:p/>
        </draw:polygon>
        <draw:polygon draw:style-name="gr15" draw:text-style-name="P12" draw:layer="layout" svg:width="0.476cm" svg:height="0.968cm" svg:x="33.645cm" svg:y="5.23cm" svg:viewBox="0 0 477 969" draw:points="5,969 477,504 476,0 0,459">
          <text:p/>
        </draw:polygon>
        <draw:polygon draw:style-name="gr14" draw:text-style-name="P11" draw:layer="layout" svg:width="0.809cm" svg:height="0.777cm" svg:x="32.841cm" svg:y="5.421cm" svg:viewBox="0 0 810 778" draw:points="12,507 810,778 805,267 0,0">
          <text:p/>
        </draw:polygon>
        <draw:polygon draw:style-name="gr16" draw:text-style-name="P13" draw:layer="layout" svg:width="1.282cm" svg:height="0.638cm" svg:x="33.421cm" svg:y="2.501cm" svg:viewBox="0 0 1283 639" draw:points="0,401 817,639 1283,229 477,0">
          <text:p/>
        </draw:polygon>
        <draw:polygon draw:style-name="gr17" draw:text-style-name="P14" draw:layer="layout" svg:width="0.785cm" svg:height="0.321cm" svg:x="35.415cm" svg:y="4.631cm" svg:viewBox="0 0 786 322" draw:points="0,79 783,322 786,243 1,0">
          <text:p/>
        </draw:polygon>
        <draw:polygon draw:style-name="gr18" draw:text-style-name="P15" draw:layer="layout" svg:width="0.426cm" svg:height="0.502cm" svg:x="34.99cm" svg:y="4.631cm" svg:viewBox="0 0 427 503" draw:points="0,503 426,78 427,0 1,423">
          <text:p/>
        </draw:polygon>
        <draw:polygon draw:style-name="gr19" draw:text-style-name="P16" draw:layer="layout" svg:width="1.207cm" svg:height="0.676cm" svg:x="34.99cm" svg:y="4.709cm" svg:viewBox="0 0 1208 677" draw:points="0,425 794,677 1208,243 425,0">
          <text:p/>
        </draw:polygon>
        <draw:polygon draw:style-name="gr19" draw:text-style-name="P16" draw:layer="layout" svg:width="1.209cm" svg:height="0.673cm" svg:x="34.991cm" svg:y="4.631cm" svg:viewBox="0 0 1210 674" draw:points="0,423 795,674 1210,242 425,0">
          <text:p/>
        </draw:polygon>
        <draw:polygon draw:style-name="gr18" draw:text-style-name="P15" draw:layer="layout" svg:width="0.417cm" svg:height="0.512cm" svg:x="35.783cm" svg:y="4.873cm" svg:viewBox="0 0 418 513" draw:points="0,513 415,79 418,0 2,431">
          <text:p/>
        </draw:polygon>
        <draw:polygon draw:style-name="gr17" draw:text-style-name="P14" draw:layer="layout" svg:width="0.795cm" svg:height="0.332cm" svg:x="34.99cm" svg:y="5.053cm" svg:viewBox="0 0 796 333" draw:points="0,81 794,333 796,252 1,0">
          <text:p/>
        </draw:polygon>
        <draw:polygon draw:style-name="gr17" draw:text-style-name="P14" draw:layer="layout" svg:width="0.801cm" svg:height="0.451cm" svg:x="34.881cm" svg:y="5.044cm" svg:viewBox="0 0 802 452" draw:points="0,198 797,452 802,254 2,0">
          <text:p/>
        </draw:polygon>
        <draw:polygon draw:style-name="gr18" draw:text-style-name="P15" draw:layer="layout" svg:width="0.448cm" svg:height="0.641cm" svg:x="34.435cm" svg:y="5.044cm" svg:viewBox="0 0 449 642" draw:points="0,642 447,197 449,0 1,443">
          <text:p/>
        </draw:polygon>
        <draw:polygon draw:style-name="gr19" draw:text-style-name="P16" draw:layer="layout" svg:width="1.242cm" svg:height="0.709cm" svg:x="34.435cm" svg:y="5.241cm" svg:viewBox="0 0 1243 710" draw:points="0,445 807,710 1243,255 446,0">
          <text:p/>
        </draw:polygon>
        <draw:polygon draw:style-name="gr19" draw:text-style-name="P16" draw:layer="layout" svg:width="1.246cm" svg:height="0.705cm" svg:x="34.436cm" svg:y="5.044cm" svg:viewBox="0 0 1247 706" draw:points="0,443 809,706 1247,254 447,0">
          <text:p/>
        </draw:polygon>
        <draw:polygon draw:style-name="gr18" draw:text-style-name="P15" draw:layer="layout" svg:width="0.44cm" svg:height="0.653cm" svg:x="35.242cm" svg:y="5.297cm" svg:viewBox="0 0 441 654" draw:points="0,654 436,198 441,0 3,453">
          <text:p/>
        </draw:polygon>
        <draw:polygon draw:style-name="gr17" draw:text-style-name="P14" draw:layer="layout" svg:width="0.81cm" svg:height="0.464cm" svg:x="34.435cm" svg:y="5.486cm" svg:viewBox="0 0 811 465" draw:points="0,199 808,465 811,263 1,0">
          <text:p/>
        </draw:polygon>
        <draw:polygon draw:style-name="gr19" draw:text-style-name="P16" draw:layer="layout" svg:width="1.278cm" svg:height="0.746cm" svg:x="33.852cm" svg:y="5.799cm" svg:viewBox="0 0 1279 747" draw:points="0,467 822,747 1279,268 470,0">
          <text:p/>
        </draw:polygon>
        <draw:polygon draw:style-name="gr17" draw:text-style-name="P14" draw:layer="layout" svg:width="0.853cm" svg:height="3.135cm" svg:x="34.321cm" svg:y="2.932cm" svg:viewBox="0 0 854 3136" draw:points="0,2868 810,3136 854,245 4,0">
          <text:p/>
        </draw:polygon>
        <draw:polygon draw:style-name="gr18" draw:text-style-name="P15" draw:layer="layout" svg:width="0.491cm" svg:height="3.334cm" svg:x="33.834cm" svg:y="2.932cm" svg:viewBox="0 0 492 3335" draw:points="18,3335 488,2868 492,0 0,428">
          <text:p/>
        </draw:polygon>
        <draw:polygon draw:style-name="gr18" draw:text-style-name="P15" draw:layer="layout" svg:width="0.501cm" svg:height="3.368cm" svg:x="34.673cm" svg:y="3.177cm" svg:viewBox="0 0 502 3369" draw:points="0,3369 458,2891 502,0 21,439">
          <text:p/>
        </draw:polygon>
        <draw:polygon draw:style-name="gr17" draw:text-style-name="P14" draw:layer="layout" svg:width="0.86cm" svg:height="3.185cm" svg:x="33.834cm" svg:y="3.36cm" svg:viewBox="0 0 861 3186" draw:points="18,2907 840,3186 861,256 0,0">
          <text:p/>
        </draw:polygon>
        <draw:polygon draw:style-name="gr19" draw:text-style-name="P16" draw:layer="layout" svg:width="1.34cm" svg:height="0.684cm" svg:x="33.834cm" svg:y="2.932cm" svg:viewBox="0 0 1341 685" draw:points="0,429 861,685 1341,246 492,0">
          <text:p/>
        </draw:polygon>
        <draw:frame draw:style-name="gr10" draw:text-style-name="P7" draw:layer="layout" svg:width="0.984cm" svg:height="0.788cm" svg:x="36.732cm" svg:y="1.377cm">
          <draw:text-box>
            <text:p text:style-name="P6"><text:span text:style-name="T1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8.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7:56:09.899428982</dc:date>
    <dc:creator>Edwin Simpson</dc:creator>
    <meta:editing-duration>PT1M16S</meta:editing-duration>
    <meta:editing-cycles>1</meta:editing-cycles>
    <meta:document-statistic meta:object-count="481"/>
    <meta:generator>LibreOffice/6.1.2.1$Linux_X86_64 LibreOffice_project/65905a128db06ba48db947242809d14d3f9a93fe</meta:generator>
  </office:meta>
</office:document-meta>
</file>